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08d016c"/>
    </style:style>
    <style:style style:name="P85" style:family="paragraph" style:parent-style-name="Footer">
      <style:text-properties officeooo:paragraph-rsid="010f7046"/>
    </style:style>
    <style:style style:name="P86" style:family="paragraph" style:parent-style-name="Footer">
      <style:text-properties officeooo:paragraph-rsid="01120261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Footer">
      <style:text-properties officeooo:rsid="001f8a2d" officeooo:paragraph-rsid="00bd36bc"/>
    </style:style>
    <style:style style:name="P97" style:family="paragraph" style:parent-style-name="Footer">
      <style:text-properties officeooo:rsid="001f8a2d" officeooo:paragraph-rsid="002b33ed"/>
    </style:style>
    <style:style style:name="P98" style:family="paragraph" style:parent-style-name="Footer">
      <style:text-properties officeooo:rsid="011350d1" officeooo:paragraph-rsid="011350d1"/>
    </style:style>
    <style:style style:name="P99" style:family="paragraph" style:parent-style-name="Footer">
      <style:text-properties officeooo:rsid="0096b4e2" officeooo:paragraph-rsid="0096b4e2"/>
    </style:style>
    <style:style style:name="P100" style:family="paragraph" style:parent-style-name="Footer">
      <style:text-properties officeooo:paragraph-rsid="0096b4e2"/>
    </style:style>
    <style:style style:name="P101" style:family="paragraph" style:parent-style-name="Footer">
      <style:text-properties officeooo:paragraph-rsid="02a682f9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avec_5f_Num_5f_Question" style:list-style-name="_5f_Numérotation_20_des_20_exercices"/>
    <style:style style:name="P110" style:family="paragraph" style:parent-style-name="_5f_Titre_5f_Exercices_5f_sans_5f_Titre" style:list-style-name="_5f_Numérotation_20_des_20_exercices"/>
    <style:style style:name="P111" style:family="paragraph" style:parent-style-name="_5f_Titre_5f_Exercices_5f_sans_5f_Titre" style:list-style-name="_5f_Numérotation_20_des_20_exercices" style:master-page-name="_32__5f_1_5f_SERIE_5f_N_5f_GAUCHE_5f_ET_5f_DROITE_5f_2COL">
      <style:paragraph-properties style:page-number="auto"/>
    </style:style>
    <style:style style:name="P112" style:family="paragraph">
      <style:paragraph-properties fo:text-align="center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7fb241"/>
    </style:style>
    <style:style style:name="P116" style:family="paragraph">
      <loext:graphic-properties draw:fill="solid" draw:fill-color="#1ca2b8"/>
    </style:style>
    <style:style style:name="P117" style:family="paragraph">
      <loext:graphic-properties draw:fill="none"/>
      <style:paragraph-properties fo:text-align="center"/>
    </style:style>
    <style:style style:name="P11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119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120" style:family="paragraph">
      <style:paragraph-properties fo:margin-left="0cm" fo:margin-right="0cm" fo:margin-top="0cm" fo:margin-bottom="0cm" fo:line-height="100%" fo:text-align="start" fo:text-indent="0cm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P122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ecf191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add9e0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3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37" style:family="paragraph">
      <loext:graphic-properties draw:fill="solid" draw:fill-color="#f5bbed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a9ce7b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3" style:family="paragraph">
      <loext:graphic-properties draw:fill="solid" draw:fill-color="#f5bbed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4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5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8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5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-color="#ff0000"/>
    </style:style>
    <style:style style:name="P156" style:family="paragraph">
      <loext:graphic-properties draw:fill-color="#00a933"/>
    </style:style>
    <style:style style:name="P157" style:family="paragraph">
      <loext:graphic-properties draw:fill="solid" draw:fill-color="#ead6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288a344"/>
    </style:style>
    <style:style style:name="T180" style:family="text"/>
    <style:style style:name="T18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vertical-pos="from-top" style:vertical-rel="paragraph" style:horizontal-pos="from-left" style:horizontal-rel="paragraph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1cm" svg:stroke-color="#ff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cm" svg:stroke-color="#000000" draw:marker-start-width="0.39cm" draw:marker-end-width="0.39cm" draw:fill="none" draw:textarea-vertical-align="middle" draw:auto-grow-height="false" fo:min-height="3.064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cm" svg:stroke-color="#000000" draw:marker-start-width="0.39cm" draw:marker-end-width="0.39cm" draw:fill="none" draw:textarea-vertical-align="middle" draw:auto-grow-height="false" fo:min-height="4.193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cm" svg:stroke-color="#000000" draw:marker-start-width="0.39cm" draw:marker-end-width="0.39cm" draw:fill="none" draw:textarea-vertical-align="middle" draw:auto-grow-height="false" fo:min-height="5.105cm" fo:min-width="0.143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run-through="foreground"/>
    </style:style>
    <style:style style:name="gr16" style:family="graphic">
      <style:graphic-properties draw:stroke="solid" svg:stroke-width="0.03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6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71cm" svg:stroke-color="#ff660d" draw:marker-start="" draw:marker-start-width="0.409cm" draw:marker-start-center="false" draw:marker-end="" draw:marker-end-width="0.409cm" draw:marker-end-center="false" draw:fill="none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8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9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3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84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c0c0c0" draw:textarea-horizontal-align="left" draw:textarea-vertical-align="top" draw:auto-grow-height="false" fo:min-height="0.295cm" fo:min-width="0.614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4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91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1.042cm" fo:min-width="0.5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182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2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5cm" fo:min-width="0.206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1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1.035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7cm" fo:min-width="0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3cm" fo:min-width="0.208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a9ce7b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f5bbed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0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fill-color="#ff0000" draw:textarea-horizontal-align="justify" draw:textarea-vertical-align="middle" draw:auto-grow-height="false" fo:min-height="1.637cm" fo:min-width="2.103cm" style:run-through="background"/>
    </style:style>
    <style:style style:name="gr112" style:family="graphic">
      <style:graphic-properties svg:stroke-width="0.06cm" draw:marker-start-width="0.441cm" draw:marker-end-width="0.441cm" draw:textarea-horizontal-align="center" draw:textarea-vertical-align="middle" fo:padding-top="0.028cm" fo:padding-bottom="0.028cm" fo:padding-left="0.028cm" fo:padding-right="0.028cm" style:run-through="foreground"/>
    </style:style>
    <style:style style:name="gr113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4" style:family="graphic">
      <style:graphic-properties svg:stroke-color="#ff0000" draw:fill-color="#ff0000" draw:textarea-horizontal-align="justify" draw:textarea-vertical-align="middle" draw:auto-grow-height="false" fo:min-height="1.637cm" fo:min-width="2.09cm" style:run-through="background"/>
    </style:style>
    <style:style style:name="gr115" style:family="graphic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116" style:family="graphic">
      <style:graphic-properties draw:textarea-horizontal-align="justify" draw:textarea-vertical-align="middle" draw:auto-grow-height="false" fo:min-height="0.982cm" fo:min-width="0.699cm" style:run-through="background"/>
    </style:style>
    <style:style style:name="gr117" style:family="graphic">
      <style:graphic-properties draw:fill-color="#00a933" draw:textarea-horizontal-align="justify" draw:textarea-vertical-align="middle" draw:auto-grow-height="false" fo:min-height="0.982cm" fo:min-width="1.374cm" style:run-through="background"/>
    </style:style>
    <style:style style:name="gr118" style:family="graphic">
      <style:graphic-properties svg:stroke-width="0.041cm" svg:stroke-color="#ff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119" style:family="graphic">
      <style:graphic-properties svg:stroke-width="0cm" draw:fill-color="#ff0000" draw:textarea-horizontal-align="justify" draw:textarea-vertical-align="middle" draw:auto-grow-height="false" fo:min-height="0.305cm" fo:min-width="0.679cm" style:run-through="background"/>
    </style:style>
    <style:style style:name="gr12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9cm" fo:min-width="0.774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24" style:family="graphic">
      <style:graphic-properties style:run-through="background"/>
    </style:style>
    <style:style style:name="gr12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background"/>
    </style:style>
    <style:style style:name="gr1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15" draw:name="Shape2_0" draw:style-name="gr8" draw:text-style-name="P114" svg:width="2.701cm" svg:height="0.715cm" draw:transform="rotate (0.0876155284501154) translate (1.13594444444444cm 1.20826388888889cm)">
        <draw:text-box>
          <text:p text:style-name="P112"><text:span text:style-name="T181">Série 1</text:span></text:p>
        </draw:text-box>
      </draw:frame>
      <text:list xml:id="list3466562342" text:style-name="_5f_Numérotation_20_des_20_exercices">
        <text:list-item>
          <text:h text:style-name="P111" text:outline-level="1"><text:span text:style-name="_5f_Caractères">Trois élèves ont voulu colorier un tiers de la surface d'un carré. Les réponses sont-elles correctes ? Justifie.</text:span></text:h>
        </text:list-item>
      </text:list>
      <text:section text:style-name="Sect1" text:name="Section14">
        <text:h text:style-name="_5f_Paragraphe" text:outline-level="1"><text:span text:style-name="_5f_Caractères"><text:span text:style-name="T179">Liam</text:span></text:span><text:span text:style-name="_5f_Caractères"><text:tab/><text:tab/> <text:s text:c="3"/>Lucie<text:tab/> <text:s text:c="5"/></text:span><text:span text:style-name="_5f_Caractères"><text:span text:style-name="T179">Sofian</text:span></text:span></text:h>
        <text:h text:style-name="_5f_Paragraphe" text:outline-level="1"><draw:g text:anchor-type="char" draw:z-index="285" draw:name="Shape12" draw:style-name="gr14"><draw:line draw:style-name="gr99" draw:text-style-name="P146" svg:x1="0.026cm" svg:y1="1.513cm" svg:x2="0.026cm" svg:y2="0.014cm"><text:p/></draw:line><draw:line draw:style-name="gr99" draw:text-style-name="P146" svg:x1="1.524cm" svg:y1="1.513cm" svg:x2="1.524cm" svg:y2="0.014cm"><text:p/></draw:line><draw:path draw:style-name="gr100" draw:text-style-name="P147" svg:width="0cm" svg:height="0.033cm" svg:x="1.524cm" svg:y="0.377cm" svg:viewBox="0 0 0 34" svg:d="M0 34c0-38 0-52 0 0z"><text:p/></draw:path><draw:line draw:style-name="gr100" draw:text-style-name="P147" svg:x1="1.525cm" svg:y1="0.014cm" svg:x2="0.026cm" svg:y2="0.014cm"><text:p/></draw:line><draw:path draw:style-name="gr101" draw:text-style-name="P148" svg:width="1.498cm" svg:height="0.749cm" svg:x="0.026cm" svg:y="0.769cm" svg:viewBox="0 0 1499 750" svg:d="M0 750c249-251 499-500 0 0 499 0 1000 0 1499 0-250-251-499-500-749-750z"><text:p/></draw:path><draw:line draw:style-name="gr99" draw:text-style-name="P146" svg:x1="0.026cm" svg:y1="1.513cm" svg:x2="1.525cm" svg:y2="0.014cm"><text:p/></draw:line><draw:line draw:style-name="gr99" draw:text-style-name="P146" svg:x1="0.026cm" svg:y1="0.014cm" svg:x2="1.525cm" svg:y2="1.513cm"><text:p/></draw:line><draw:line draw:style-name="gr102" draw:text-style-name="P149" svg:x1="1.527cm" svg:y1="1.517cm" svg:x2="0.026cm" svg:y2="1.517cm"><text:p/></draw:line></draw:g><draw:g text:anchor-type="char" draw:z-index="286" draw:name="Shape13" draw:style-name="gr14"><draw:line draw:style-name="gr95" draw:text-style-name="P142" svg:x1="4.286cm" svg:y1="1.481cm" svg:x2="4.286cm" svg:y2="-0.018cm"><text:p/></draw:line><draw:path draw:style-name="gr97" draw:text-style-name="P144" svg:width="0cm" svg:height="0.033cm" svg:x="4.286cm" svg:y="0.344cm" svg:viewBox="0 0 0 34" svg:d="M0 34c0-38 0-52 0 0z"><text:p/></draw:path><draw:line draw:style-name="gr97" draw:text-style-name="P144" svg:x1="4.286cm" svg:y1="1.483cm" svg:x2="2.787cm" svg:y2="1.483cm"><text:p/></draw:line><draw:line draw:style-name="gr95" draw:text-style-name="P142" svg:x1="3.537cm" svg:y1="1.481cm" svg:x2="4.287cm" svg:y2="-0.018cm"><text:p/></draw:line><draw:line draw:style-name="gr97" draw:text-style-name="P144" svg:x1="4.286cm" svg:y1="-0.018cm" svg:x2="2.787cm" svg:y2="-0.018cm"><text:p/></draw:line><draw:path draw:style-name="gr98" draw:text-style-name="P145" svg:width="0.749cm" svg:height="1.498cm" svg:x="2.787cm" svg:y="-0.018cm" svg:viewBox="0 0 750 1499" svg:d="M0 1499c0-499 0-1000 0-1499 249 499 499 1000 750 1499-251 0-501 0-750 0z"><text:p/></draw:path></draw:g><draw:g text:anchor-type="char" draw:z-index="287" draw:name="Shape14" draw:style-name="gr14"><draw:line draw:style-name="gr95" draw:text-style-name="P142" svg:x1="5.549cm" svg:y1="1.002cm" svg:x2="7.048cm" svg:y2="1.002cm"><text:p/></draw:line><draw:line draw:style-name="gr95" draw:text-style-name="P142" svg:x1="5.549cm" svg:y1="1.487cm" svg:x2="7.048cm" svg:y2="1.487cm"><text:p/></draw:line><draw:line draw:style-name="gr95" draw:text-style-name="P142" svg:x1="5.549cm" svg:y1="1.492cm" svg:x2="5.549cm" svg:y2="0.042cm"><text:p/></draw:line><draw:line draw:style-name="gr95" draw:text-style-name="P142" svg:x1="7.047cm" svg:y1="1.492cm" svg:x2="7.047cm" svg:y2="0.042cm"><text:p/></draw:line><draw:path draw:style-name="gr96" draw:text-style-name="P143" svg:width="1.498cm" svg:height="0.482cm" svg:x="5.549cm" svg:y="-0.014cm" svg:viewBox="0 0 1499 483" svg:d="M1499 483c0-160 0-322 0 0-499 0-1000 0-1499 0 499 0 1000 0 1499 0v-483c-499 0-1000 0-1499 0 499 0 1000 0 1499 0h-1499c0 161 0 323 0 483z"><text:p/></draw:path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</text:section>
      <text:list xml:id="list170205352156861" text:continue-numbering="true" text:style-name="_5f_Numérotation_20_des_20_exercices">
        <text:list-item>
          <text:list>
            <text:list-item>
              <text:p text:style-name="P107"><text:span text:style-name="_5f_Caractères"><text:span text:style-name="T179">Liam</text:span></text:span><text:span text:style-name="_5f_Caractères"> : <text:s/></text:span><text:span text:style-name="_5f_Caractères_5f_correction"><text:span text:style-name="T179">Liam</text:span></text:span><text:span text:style-name="_5f_Caractères_5f_correction"> a colorié un quart de la surface.</text:span></text:p>
            </text:list-item>
            <text:list-item>
              <text:p text:style-name="P107"><text:span text:style-name="_5f_Caractères">Lucie : </text:span><text:span text:style-name="_5f_Caractères_5f_correction">Lucie a colorié un quart de la surface. </text:span></text:p>
            </text:list-item>
            <text:list-item>
              <text:p text:style-name="P107"><text:span text:style-name="_5f_Caractères"><text:span text:style-name="T179">Sofian</text:span></text:span><text:span text:style-name="_5f_Caractères"> :</text:span><text:span text:style-name="_5f_Caractères_5f_correction"> </text:span><text:span text:style-name="_5f_Caractères_5f_correction"><text:span text:style-name="T179">Sofian</text:span></text:span><text:span text:style-name="_5f_Caractères_5f_correction"> a colorié un tiers de la surface. </text:span></text:p>
            </text:list-item>
          </text:list>
        </text:list-item>
      </text:list>
      <text:h text:style-name="_5f_Paragraphe" text:outline-level="1"/>
      <text:list xml:id="list170205314229294" text:continue-numbering="true" text:style-name="_5f_Numérotation_20_des_20_exercices">
        <text:list-item>
          <text:h text:style-name="P110" text:outline-level="1"><text:span text:style-name="_5f_Caractères">Pour chaque figure, indique la fraction de la surface totale qui est colorée.</text:span></text:h>
        </text:list-item>
      </text:list>
      <text:h text:style-name="_5f_Paragraphe" text:outline-level="1"><draw:g text:anchor-type="char" draw:z-index="292" draw:name="Shape15" draw:style-name="gr14"><draw:g draw:style-name="gr15"><draw:custom-shape draw:style-name="gr78" draw:text-style-name="P135" svg:width="0.579cm" svg:height="0.518cm" svg:x="0.131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79" draw:text-style-name="P136" svg:width="0.576cm" svg:height="0.518cm" svg:x="0.708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80" draw:text-style-name="P136" svg:width="0.579cm" svg:height="0.516cm" svg:x="0.131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80" draw:text-style-name="P136" svg:width="0.576cm" svg:height="0.516cm" svg:x="0.708cm" svg:y="0.607cm"><text:p/><draw:enhanced-geometry svg:viewBox="0 0 21600 21600" draw:mirror-horizontal="false" draw:mirror-vertical="false" draw:type="rectangle" draw:enhanced-path="M 0 0 L 21600 0 21600 21600 0 21600 0 0 Z N"/></draw:custom-shape></draw:g><draw:g draw:style-name="gr15"><draw:custom-shape draw:style-name="gr81" draw:text-style-name="P135" svg:width="0.578cm" svg:height="0.519cm" svg:x="2.0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135" svg:width="0.579cm" svg:height="0.519cm" svg:x="2.595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2" draw:text-style-name="P136" svg:width="0.578cm" svg:height="0.519cm" svg:x="2.0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135" svg:width="0.579cm" svg:height="0.519cm" svg:x="2.595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15"><draw:custom-shape draw:style-name="gr82" draw:text-style-name="P136" svg:width="0.578cm" svg:height="0.519cm" svg:x="3.93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2" draw:text-style-name="P136" svg:width="0.578cm" svg:height="0.519cm" svg:x="4.507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135" svg:width="0.578cm" svg:height="0.519cm" svg:x="3.93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135" svg:width="0.578cm" svg:height="0.519cm" svg:x="4.507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15"><draw:custom-shape draw:style-name="gr78" draw:text-style-name="P135" svg:width="0.579cm" svg:height="0.518cm" svg:x="5.874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78" draw:text-style-name="P135" svg:width="0.578cm" svg:height="0.518cm" svg:x="6.449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3" draw:text-style-name="P135" svg:width="0.579cm" svg:height="0.516cm" svg:x="5.874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83" draw:text-style-name="P135" svg:width="0.578cm" svg:height="0.516cm" svg:x="6.449cm" svg:y="0.607cm"><text:p/><draw:enhanced-geometry svg:viewBox="0 0 21600 21600" draw:mirror-horizontal="false" draw:mirror-vertical="false" draw:type="rectangle" draw:enhanced-path="M 0 0 L 21600 0 21600 21600 0 21600 0 0 Z N"/></draw:custom-shap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><text:span text:style-name="_5f_Caractères"><draw:frame draw:style-name="fr6" draw:name="Objet1" text:anchor-type="as-char" svg:y="-0.534cm" svg:width="0.293cm" svg:height="0.87cm" draw:z-index="334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<text:s text:c="3"/><text:tab/> <text:s text:c="7"/></text:span><text:span text:style-name="_5f_Caractères"><draw:frame draw:style-name="fr6" draw:name="Objet2" text:anchor-type="as-char" svg:y="-0.534cm" svg:width="0.293cm" svg:height="0.87cm" draw:z-index="33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<text:s text:c="6"/></text:span><text:span text:style-name="_5f_Caractères"><draw:frame draw:style-name="fr6" draw:name="Objet3" text:anchor-type="as-char" svg:y="-0.534cm" svg:width="1.018cm" svg:height="0.87cm" draw:z-index="33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<text:s text:c="3"/></text:span><draw:frame draw:style-name="fr6" draw:name="Objet4" text:anchor-type="as-char" svg:y="-0.534cm" svg:width="0.947cm" svg:height="0.87cm" draw:z-index="337"><draw:object xlink:href="./Object 4" xlink:type="simple" xlink:show="embed" xlink:actuate="onLoad"/><draw:image xlink:href="./ObjectReplacements/Object 4" xlink:type="simple" xlink:show="embed" xlink:actuate="onLoad"/><svg:desc>formule</svg:desc></draw:frame></text:h>
      <text:h text:style-name="_5f_Paragraphe" text:outline-level="1"><draw:g text:anchor-type="char" draw:z-index="293" draw:name="Shape16" draw:style-name="gr14"><draw:g draw:style-name="gr15"><draw:custom-shape draw:style-name="gr70" draw:text-style-name="P131" svg:width="1.481cm" svg:height="1.486cm" svg:x="5.86cm" svg:y="-0.067cm"><text:p/><draw:enhanced-geometry svg:viewBox="0 0 21600 21600" draw:text-areas="10799 0 21599 10799" draw:type="mso-spt100" draw:modifiers="-179.868309139686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5"><draw:custom-shape draw:style-name="gr71" draw:text-style-name="P132" svg:width="1.497cm" svg:height="1.509cm" svg:x="5.865cm" svg:y="-0.065cm"><text:p/><draw:enhanced-geometry svg:viewBox="0 0 21600 21600" draw:text-areas="1 0 21599 10799" draw:type="mso-spt100" draw:modifiers="0 0 21598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2" draw:text-style-name="P133" svg:width="1.498cm" svg:height="1.509cm" svg:x="5.861cm" svg:y="-0.06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134" svg:x1="5.86cm" svg:y1="0.683cm" svg:x2="7.355cm" svg:y2="0.683cm"><text:p/></draw:line></draw:g></draw:g><draw:g draw:style-name="gr15"><draw:custom-shape draw:style-name="gr74" draw:text-style-name="P131" svg:width="1.484cm" svg:height="1.5cm" svg:x="3.912cm" svg:y="-0.058cm"><text:p/><draw:enhanced-geometry svg:viewBox="0 0 21600 21600" draw:text-areas="5672 10799 16250 21599" draw:type="mso-spt100" draw:modifiers="59.4552732142407 118.856475830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5" draw:text-style-name="P133" svg:width="1.498cm" svg:height="1.502cm" svg:x="3.912cm" svg:y="-0.065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134" svg:x1="4.013cm" svg:y1="0.306cm" svg:x2="5.307cm" svg:y2="1.056cm"><text:p/></draw:line><draw:line draw:style-name="gr73" draw:text-style-name="P134" svg:x1="4.657cm" svg:y1="-0.06cm" svg:x2="4.657cm" svg:y2="1.439cm"><text:p/></draw:line><draw:line draw:style-name="gr73" draw:text-style-name="P134" svg:x1="4.289cm" svg:y1="0.037cm" svg:x2="5.036cm" svg:y2="1.336cm"><text:p/></draw:line><draw:line draw:style-name="gr73" draw:text-style-name="P134" svg:x1="5.03cm" svg:y1="0.037cm" svg:x2="4.283cm" svg:y2="1.336cm"><text:p/></draw:line><draw:line draw:style-name="gr73" draw:text-style-name="P134" svg:x1="4.013cm" svg:y1="1.063cm" svg:x2="5.307cm" svg:y2="0.313cm"><text:p/></draw:line><draw:line draw:style-name="gr73" draw:text-style-name="P134" svg:x1="3.911cm" svg:y1="0.687cm" svg:x2="5.406cm" svg:y2="0.687cm"><text:p/></draw:line></draw:g><draw:g draw:style-name="gr15"><draw:custom-shape draw:style-name="gr76" draw:text-style-name="P131" svg:width="1.498cm" svg:height="1.502cm" svg:x="0.037cm" svg:y="-0.065cm"><text:p/><draw:enhanced-geometry svg:viewBox="0 0 21600 21600" draw:text-areas="1569 0 21599 21599" draw:type="mso-spt100" draw:modifiers="-149.240814208984 149.036773681641 18561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5" draw:text-style-name="P133" svg:width="1.498cm" svg:height="1.502cm" svg:x="0.039cm" svg:y="-0.06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134" svg:x1="0.041cm" svg:y1="0.683cm" svg:x2="1.534cm" svg:y2="0.683cm"><text:p/></draw:line><draw:line draw:style-name="gr73" draw:text-style-name="P134" svg:x1="1.16cm" svg:y1="0.036cm" svg:x2="0.413cm" svg:y2="1.335cm"><text:p/></draw:line><draw:line draw:style-name="gr73" draw:text-style-name="P134" svg:x1="0.413cm" svg:y1="0.036cm" svg:x2="1.16cm" svg:y2="1.335cm"><text:p/></draw:line><draw:line draw:style-name="gr73" draw:text-style-name="P134" svg:x1="0.787cm" svg:y1="-0.061cm" svg:x2="0.787cm" svg:y2="1.438cm"><text:p/></draw:line><draw:line draw:style-name="gr73" draw:text-style-name="P134" svg:x1="0.143cm" svg:y1="0.309cm" svg:x2="1.436cm" svg:y2="1.058cm"><text:p/></draw:line><draw:line draw:style-name="gr73" draw:text-style-name="P134" svg:x1="0.145cm" svg:y1="1.069cm" svg:x2="1.438cm" svg:y2="0.32cm"><text:p/></draw:line></draw:g><draw:g draw:style-name="gr15"><draw:custom-shape draw:style-name="gr74" draw:text-style-name="P131" svg:width="1.458cm" svg:height="1.502cm" svg:x="2.073cm" svg:y="-0.055cm"><text:p/><draw:enhanced-geometry svg:viewBox="0 0 21600 21600" draw:text-areas="10799 0 21599 10799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7" draw:text-style-name="P133" svg:width="1.46cm" svg:height="1.502cm" svg:x="2.074cm" svg:y="-0.055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134" svg:x1="2.064cm" svg:y1="0.69cm" svg:x2="3.52cm" svg:y2="0.69cm"><text:p/></draw:line><draw:line draw:style-name="gr73" draw:text-style-name="P134" svg:x1="2.796cm" svg:y1="-0.054cm" svg:x2="2.796cm" svg:y2="1.447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><text:span text:style-name="_5f_Caractères"><draw:frame draw:style-name="fr6" draw:name="Objet13" text:anchor-type="as-char" svg:y="-0.534cm" svg:width="1.242cm" svg:height="0.87cm" draw:z-index="33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 text:c="5"/></text:span><text:span text:style-name="_5f_Caractères"><draw:frame draw:style-name="fr6" draw:name="Objet14" text:anchor-type="as-char" svg:y="-0.534cm" svg:width="0.293cm" svg:height="0.87cm" draw:z-index="33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<text:s text:c="4"/></text:span><text:span text:style-name="_5f_Caractères"><draw:frame draw:style-name="fr6" draw:name="Objet5" text:anchor-type="as-char" svg:y="-0.534cm" svg:width="1.242cm" svg:height="0.87cm" draw:z-index="34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<text:s text:c="6"/></text:span><draw:frame draw:style-name="fr6" draw:name="Objet6" text:anchor-type="as-char" svg:y="-0.534cm" svg:width="0.293cm" svg:height="0.87cm" draw:z-index="341"><draw:object xlink:href="./Object 8" xlink:type="simple" xlink:show="embed" xlink:actuate="onLoad"/><draw:image xlink:href="./ObjectReplacements/Object 8" xlink:type="simple" xlink:show="embed" xlink:actuate="onLoad"/><svg:desc>formule</svg:desc></draw:frame></text:h>
      <text:h text:style-name="_5f_Paragraphe" text:outline-level="1"><draw:g text:anchor-type="char" draw:z-index="291" draw:name="Shape17" draw:style-name="gr14"><draw:g draw:style-name="gr15"><draw:custom-shape draw:style-name="gr84" draw:text-style-name="P137" svg:width="1.495cm" svg:height="1.5cm" svg:x="5.951cm" svg:y="0.404cm"><text:p/><draw:enhanced-geometry svg:viewBox="0 0 21600 21600" draw:text-areas="0 1474 21599 21599" draw:type="mso-spt100" draw:modifiers="0.514297485351563 -120.633834838867 21600 18586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5" draw:text-style-name="P138" svg:width="1.495cm" svg:height="1.504cm" svg:x="5.95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139" svg:x1="5.948cm" svg:y1="1.15cm" svg:x2="7.442cm" svg:y2="1.15cm"><text:p/></draw:line><draw:line draw:style-name="gr86" draw:text-style-name="P139" svg:x1="7.064cm" svg:y1="0.501cm" svg:x2="6.315cm" svg:y2="1.801cm"><text:p/></draw:line><draw:line draw:style-name="gr86" draw:text-style-name="P139" svg:x1="6.315cm" svg:y1="0.501cm" svg:x2="7.064cm" svg:y2="1.801cm"><text:p/></draw:line></draw:g><draw:g draw:style-name="gr15"><draw:custom-shape draw:style-name="gr87" draw:text-style-name="P137" svg:width="1.498cm" svg:height="1.5cm" svg:x="0.069cm" svg:y="0.397cm"><text:p/><draw:enhanced-geometry svg:viewBox="0 0 21600 21600" draw:text-areas="0 1474 21599 21599" draw:type="mso-spt100" draw:modifiers="-28.9196319580078 -120.017654418945 21600 18703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8" draw:text-style-name="P138" svg:width="1.498cm" svg:height="1.5cm" svg:x="0.067cm" svg:y="0.39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139" svg:x1="0.168cm" svg:y1="0.762cm" svg:x2="1.463cm" svg:y2="1.511cm"><text:p/></draw:line><draw:line draw:style-name="gr86" draw:text-style-name="P139" svg:x1="0.81cm" svg:y1="0.392cm" svg:x2="0.81cm" svg:y2="1.889cm"><text:p/></draw:line><draw:line draw:style-name="gr86" draw:text-style-name="P139" svg:x1="0.443cm" svg:y1="0.494cm" svg:x2="1.19cm" svg:y2="1.791cm"><text:p/></draw:line><draw:line draw:style-name="gr86" draw:text-style-name="P139" svg:x1="1.19cm" svg:y1="0.494cm" svg:x2="0.443cm" svg:y2="1.791cm"><text:p/></draw:line><draw:line draw:style-name="gr86" draw:text-style-name="P139" svg:x1="0.168cm" svg:y1="1.518cm" svg:x2="1.463cm" svg:y2="0.769cm"><text:p/></draw:line><draw:line draw:style-name="gr86" draw:text-style-name="P139" svg:x1="0.069cm" svg:y1="1.146cm" svg:x2="1.565cm" svg:y2="1.146cm"><text:p/></draw:line></draw:g><draw:g draw:style-name="gr15"><draw:custom-shape draw:style-name="gr89" draw:text-style-name="P137" svg:width="1.498cm" svg:height="1.495cm" svg:x="2.067cm" svg:y="0.404cm"><text:p/><draw:enhanced-geometry svg:viewBox="0 0 21600 21600" draw:text-areas="0 0 21599 21599" draw:type="mso-spt100" draw:modifiers="60.6858367919922 29.9135131835937 2160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0" draw:text-style-name="P138" svg:width="1.498cm" svg:height="1.495cm" svg:x="2.064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139" svg:x1="2.06cm" svg:y1="1.147cm" svg:x2="3.556cm" svg:y2="1.147cm"><text:p/></draw:line><draw:line draw:style-name="gr86" draw:text-style-name="P139" svg:x1="2.808cm" svg:y1="0.404cm" svg:x2="2.808cm" svg:y2="1.896cm"><text:p/></draw:line><draw:line draw:style-name="gr86" draw:text-style-name="P139" svg:x1="2.165cm" svg:y1="0.777cm" svg:x2="3.46cm" svg:y2="1.526cm"><text:p/></draw:line><draw:line draw:style-name="gr86" draw:text-style-name="P139" svg:x1="2.441cm" svg:y1="0.508cm" svg:x2="3.185cm" svg:y2="1.8cm"><text:p/></draw:line><draw:line draw:style-name="gr86" draw:text-style-name="P139" svg:x1="3.184cm" svg:y1="0.501cm" svg:x2="2.44cm" svg:y2="1.793cm"><text:p/></draw:line><draw:line draw:style-name="gr86" draw:text-style-name="P139" svg:x1="2.165cm" svg:y1="1.526cm" svg:x2="3.46cm" svg:y2="0.777cm"><text:p/></draw:line></draw:g><draw:g draw:style-name="gr15"><draw:custom-shape draw:style-name="gr91" draw:text-style-name="P137" svg:width="1.495cm" svg:height="1.497cm" svg:x="4.015cm" svg:y="0.406cm"><text:p/><draw:enhanced-geometry svg:viewBox="0 0 21600 21600" draw:text-areas="0 1474 10799 21599" draw:type="mso-spt100" draw:modifiers="90.5786590576172 -120.392425537109 21600 18632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2" draw:text-style-name="P138" svg:width="1.497cm" svg:height="1.498cm" svg:x="4.011cm" svg:y="0.39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139" svg:x1="4.011cm" svg:y1="1.146cm" svg:x2="5.503cm" svg:y2="1.146cm"><text:p/></draw:line><draw:line draw:style-name="gr86" draw:text-style-name="P139" svg:x1="5.129cm" svg:y1="0.501cm" svg:x2="4.383cm" svg:y2="1.796cm"><text:p/></draw:line><draw:line draw:style-name="gr86" draw:text-style-name="P139" svg:x1="4.383cm" svg:y1="0.501cm" svg:x2="5.129cm" svg:y2="1.796cm"><text:p/></draw:line><draw:line draw:style-name="gr86" draw:text-style-name="P139" svg:x1="4.112cm" svg:y1="0.769cm" svg:x2="5.404cm" svg:y2="1.516cm"><text:p/></draw:line><draw:line draw:style-name="gr86" draw:text-style-name="P139" svg:x1="4.757cm" svg:y1="0.404cm" svg:x2="4.757cm" svg:y2="1.899cm"><text:p/></draw:line><draw:line draw:style-name="gr86" draw:text-style-name="P139" svg:x1="4.114cm" svg:y1="1.524cm" svg:x2="5.406cm" svg:y2="0.777cm"><text:p/></draw:line><draw:line draw:style-name="gr86" draw:text-style-name="P139" svg:x1="4.038cm" svg:y1="0.956cm" svg:x2="5.479cm" svg:y2="1.343cm"><text:p/></draw:line><draw:line draw:style-name="gr86" draw:text-style-name="P139" svg:x1="5.287cm" svg:y1="0.621cm" svg:x2="4.232cm" svg:y2="1.679cm"><text:p/></draw:line><draw:line draw:style-name="gr86" draw:text-style-name="P139" svg:x1="4.563cm" svg:y1="0.426cm" svg:x2="4.949cm" svg:y2="1.87cm"><text:p/></draw:line><draw:line draw:style-name="gr86" draw:text-style-name="P139" svg:x1="4.235cm" svg:y1="0.621cm" svg:x2="5.29cm" svg:y2="1.679cm"><text:p/></draw:line><draw:line draw:style-name="gr86" draw:text-style-name="P139" svg:x1="4.949cm" svg:y1="0.426cm" svg:x2="4.563cm" svg:y2="1.87cm"><text:p/></draw:line><draw:line draw:style-name="gr86" draw:text-style-name="P139" svg:x1="4.039cm" svg:y1="1.347cm" svg:x2="5.48cm" svg:y2="0.96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draw:frame draw:style-name="fr6" draw:name="Objet15" text:anchor-type="as-char" svg:y="-0.534cm" svg:width="1.242cm" svg:height="0.87cm" draw:z-index="342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"><text:s text:c="4"/><text:tab/></text:span><text:span text:style-name="_5f_Caractères"><draw:frame draw:style-name="fr6" draw:name="Objet16" text:anchor-type="as-char" svg:y="-0.534cm" svg:width="0.517cm" svg:height="0.87cm" draw:z-index="34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 <text:s text:c="2"/><text:tab/> <text:s/></text:span><text:span text:style-name="_5f_Caractères"><draw:frame draw:style-name="fr6" draw:name="Objet7" text:anchor-type="as-char" svg:y="-0.534cm" svg:width="1.466cm" svg:height="0.87cm" draw:z-index="34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<text:s text:c="6"/></text:span><draw:frame draw:style-name="fr6" draw:name="Objet8" text:anchor-type="as-char" svg:y="-0.534cm" svg:width="1.018cm" svg:height="0.87cm" draw:z-index="345"><draw:object xlink:href="./Object 12" xlink:type="simple" xlink:show="embed" xlink:actuate="onLoad"/><draw:image xlink:href="./ObjectReplacements/Object 12" xlink:type="simple" xlink:show="embed" xlink:actuate="onLoad"/><svg:desc>formule</svg:desc></draw:frame></text:h>
      <text:h text:style-name="_5f_Paragraphe" text:outline-level="1"><draw:g text:anchor-type="char" draw:z-index="290" draw:name="Shape18" draw:style-name="gr14"><draw:custom-shape draw:style-name="gr93" draw:text-style-name="P140" svg:width="0.412cm" svg:height="0.406cm" svg:x="6.216cm" svg:y="0.272cm"><text:p/><draw:enhanced-geometry svg:viewBox="0 0 21600 21600" draw:type="rectangle" draw:enhanced-path="M 0 0 L 21600 0 21600 21600 0 21600 0 0 Z N"/></draw:custom-shape><draw:custom-shape draw:style-name="gr93" draw:text-style-name="P140" svg:width="0.405cm" svg:height="0.406cm" svg:x="6.627cm" svg:y="0.272cm"><text:p/><draw:enhanced-geometry svg:viewBox="0 0 21600 21600" draw:type="rectangle" draw:enhanced-path="M 0 0 L 21600 0 21600 21600 0 21600 0 0 Z N"/></draw:custom-shape><draw:custom-shape draw:style-name="gr93" draw:text-style-name="P140" svg:width="0.414cm" svg:height="0.406cm" svg:x="7.026cm" svg:y="0.272cm"><text:p/><draw:enhanced-geometry svg:viewBox="0 0 21600 21600" draw:type="rectangle" draw:enhanced-path="M 0 0 L 21600 0 21600 21600 0 21600 0 0 Z N"/></draw:custom-shape><draw:custom-shape draw:style-name="gr93" draw:text-style-name="P140" svg:width="0.406cm" svg:height="0.406cm" svg:x="7.438cm" svg:y="0.272cm"><text:p/><draw:enhanced-geometry svg:viewBox="0 0 21600 21600" draw:type="rectangle" draw:enhanced-path="M 0 0 L 21600 0 21600 21600 0 21600 0 0 Z N"/></draw:custom-shape><draw:custom-shape draw:style-name="gr93" draw:text-style-name="P140" svg:width="0.412cm" svg:height="0.408cm" svg:x="6.216cm" svg:y="0.678cm"><text:p/><draw:enhanced-geometry svg:viewBox="0 0 21600 21600" draw:type="rectangle" draw:enhanced-path="M 0 0 L 21600 0 21600 21600 0 21600 0 0 Z N"/></draw:custom-shape><draw:custom-shape draw:style-name="gr93" draw:text-style-name="P140" svg:width="0.405cm" svg:height="0.408cm" svg:x="6.627cm" svg:y="0.678cm"><text:p/><draw:enhanced-geometry svg:viewBox="0 0 21600 21600" draw:type="rectangle" draw:enhanced-path="M 0 0 L 21600 0 21600 21600 0 21600 0 0 Z N"/></draw:custom-shape><draw:custom-shape draw:style-name="gr93" draw:text-style-name="P140" svg:width="0.414cm" svg:height="0.408cm" svg:x="7.026cm" svg:y="0.678cm"><text:p/><draw:enhanced-geometry svg:viewBox="0 0 21600 21600" draw:type="rectangle" draw:enhanced-path="M 0 0 L 21600 0 21600 21600 0 21600 0 0 Z N"/></draw:custom-shape><draw:custom-shape draw:style-name="gr93" draw:text-style-name="P140" svg:width="0.406cm" svg:height="0.408cm" svg:x="7.438cm" svg:y="0.678cm"><text:p/><draw:enhanced-geometry svg:viewBox="0 0 21600 21600" draw:type="rectangle" draw:enhanced-path="M 0 0 L 21600 0 21600 21600 0 21600 0 0 Z N"/></draw:custom-shape><draw:custom-shape draw:style-name="gr94" draw:text-style-name="P141" svg:width="0.412cm" svg:height="0.406cm" svg:x="6.216cm" svg:y="1.085cm"><text:p/><draw:enhanced-geometry svg:viewBox="0 0 21600 21600" draw:type="rectangle" draw:enhanced-path="M 0 0 L 21600 0 21600 21600 0 21600 0 0 Z N"/></draw:custom-shape><draw:custom-shape draw:style-name="gr94" draw:text-style-name="P141" svg:width="0.405cm" svg:height="0.406cm" svg:x="6.627cm" svg:y="1.085cm"><text:p/><draw:enhanced-geometry svg:viewBox="0 0 21600 21600" draw:type="rectangle" draw:enhanced-path="M 0 0 L 21600 0 21600 21600 0 21600 0 0 Z N"/></draw:custom-shape><draw:custom-shape draw:style-name="gr93" draw:text-style-name="P140" svg:width="0.414cm" svg:height="0.406cm" svg:x="7.026cm" svg:y="1.085cm"><text:p/><draw:enhanced-geometry svg:viewBox="0 0 21600 21600" draw:type="rectangle" draw:enhanced-path="M 0 0 L 21600 0 21600 21600 0 21600 0 0 Z N"/></draw:custom-shape><draw:custom-shape draw:style-name="gr93" draw:text-style-name="P140" svg:width="0.406cm" svg:height="0.406cm" svg:x="7.438cm" svg:y="1.085cm"><text:p/><draw:enhanced-geometry svg:viewBox="0 0 21600 21600" draw:type="rectangle" draw:enhanced-path="M 0 0 L 21600 0 21600 21600 0 21600 0 0 Z N"/></draw:custom-shape><draw:custom-shape draw:style-name="gr94" draw:text-style-name="P141" svg:width="0.412cm" svg:height="0.408cm" svg:x="6.216cm" svg:y="1.487cm"><text:p/><draw:enhanced-geometry svg:viewBox="0 0 21600 21600" draw:type="rectangle" draw:enhanced-path="M 0 0 L 21600 0 21600 21600 0 21600 0 0 Z N"/></draw:custom-shape><draw:custom-shape draw:style-name="gr94" draw:text-style-name="P141" svg:width="0.405cm" svg:height="0.408cm" svg:x="6.627cm" svg:y="1.487cm"><text:p/><draw:enhanced-geometry svg:viewBox="0 0 21600 21600" draw:type="rectangle" draw:enhanced-path="M 0 0 L 21600 0 21600 21600 0 21600 0 0 Z N"/></draw:custom-shape><draw:custom-shape draw:style-name="gr93" draw:text-style-name="P140" svg:width="0.414cm" svg:height="0.408cm" svg:x="7.026cm" svg:y="1.487cm"><text:p/><draw:enhanced-geometry svg:viewBox="0 0 21600 21600" draw:type="rectangle" draw:enhanced-path="M 0 0 L 21600 0 21600 21600 0 21600 0 0 Z N"/></draw:custom-shape><draw:custom-shape draw:style-name="gr93" draw:text-style-name="P140" svg:width="0.406cm" svg:height="0.408cm" svg:x="7.438cm" svg:y="1.487cm"><text:p/><draw:enhanced-geometry svg:viewBox="0 0 21600 21600" draw:type="rectangle" draw:enhanced-path="M 0 0 L 21600 0 21600 21600 0 21600 0 0 Z N"/></draw:custom-shape></draw:g><draw:g text:anchor-type="char" draw:z-index="288" draw:name="Shape19" draw:style-name="gr14"><draw:custom-shape draw:style-name="gr94" draw:text-style-name="P141" svg:width="0.406cm" svg:height="0.406cm" svg:x="0.804cm" svg:y="0.272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6cm" svg:x="1.21cm" svg:y="0.272cm"><text:p/><draw:enhanced-geometry svg:viewBox="0 0 21600 21600" draw:type="rectangle" draw:enhanced-path="M 0 0 L 21600 0 21600 21600 0 21600 0 0 Z N"/></draw:custom-shape><draw:custom-shape draw:style-name="gr94" draw:text-style-name="P141" svg:width="0.405cm" svg:height="0.406cm" svg:x="1.617cm" svg:y="0.272cm"><text:p/><draw:enhanced-geometry svg:viewBox="0 0 21600 21600" draw:type="rectangle" draw:enhanced-path="M 0 0 L 21600 0 21600 21600 0 21600 0 0 Z N"/></draw:custom-shape><draw:custom-shape draw:style-name="gr94" draw:text-style-name="P141" svg:width="0.412cm" svg:height="0.406cm" svg:x="2.021cm" svg:y="0.272cm"><text:p/><draw:enhanced-geometry svg:viewBox="0 0 21600 21600" draw:type="rectangle" draw:enhanced-path="M 0 0 L 21600 0 21600 21600 0 21600 0 0 Z N"/></draw:custom-shape><draw:custom-shape draw:style-name="gr94" draw:text-style-name="P141" svg:width="0.406cm" svg:height="0.408cm" svg:x="0.804cm" svg:y="0.678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8cm" svg:x="1.21cm" svg:y="0.678cm"><text:p/><draw:enhanced-geometry svg:viewBox="0 0 21600 21600" draw:type="rectangle" draw:enhanced-path="M 0 0 L 21600 0 21600 21600 0 21600 0 0 Z N"/></draw:custom-shape><draw:custom-shape draw:style-name="gr94" draw:text-style-name="P141" svg:width="0.405cm" svg:height="0.408cm" svg:x="1.617cm" svg:y="0.678cm"><text:p/><draw:enhanced-geometry svg:viewBox="0 0 21600 21600" draw:type="rectangle" draw:enhanced-path="M 0 0 L 21600 0 21600 21600 0 21600 0 0 Z N"/></draw:custom-shape><draw:custom-shape draw:style-name="gr94" draw:text-style-name="P141" svg:width="0.412cm" svg:height="0.408cm" svg:x="2.021cm" svg:y="0.678cm"><text:p/><draw:enhanced-geometry svg:viewBox="0 0 21600 21600" draw:type="rectangle" draw:enhanced-path="M 0 0 L 21600 0 21600 21600 0 21600 0 0 Z N"/></draw:custom-shape><draw:custom-shape draw:style-name="gr94" draw:text-style-name="P141" svg:width="0.406cm" svg:height="0.406cm" svg:x="0.804cm" svg:y="1.085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6cm" svg:x="1.21cm" svg:y="1.085cm"><text:p/><draw:enhanced-geometry svg:viewBox="0 0 21600 21600" draw:type="rectangle" draw:enhanced-path="M 0 0 L 21600 0 21600 21600 0 21600 0 0 Z N"/></draw:custom-shape><draw:custom-shape draw:style-name="gr93" draw:text-style-name="P140" svg:width="0.405cm" svg:height="0.406cm" svg:x="1.617cm" svg:y="1.085cm"><text:p/><draw:enhanced-geometry svg:viewBox="0 0 21600 21600" draw:type="rectangle" draw:enhanced-path="M 0 0 L 21600 0 21600 21600 0 21600 0 0 Z N"/></draw:custom-shape><draw:custom-shape draw:style-name="gr93" draw:text-style-name="P140" svg:width="0.412cm" svg:height="0.406cm" svg:x="2.021cm" svg:y="1.085cm"><text:p/><draw:enhanced-geometry svg:viewBox="0 0 21600 21600" draw:type="rectangle" draw:enhanced-path="M 0 0 L 21600 0 21600 21600 0 21600 0 0 Z N"/></draw:custom-shape><draw:custom-shape draw:style-name="gr93" draw:text-style-name="P140" svg:width="0.406cm" svg:height="0.408cm" svg:x="0.804cm" svg:y="1.487cm"><text:p/><draw:enhanced-geometry svg:viewBox="0 0 21600 21600" draw:type="rectangle" draw:enhanced-path="M 0 0 L 21600 0 21600 21600 0 21600 0 0 Z N"/></draw:custom-shape><draw:custom-shape draw:style-name="gr93" draw:text-style-name="P140" svg:width="0.408cm" svg:height="0.408cm" svg:x="1.21cm" svg:y="1.487cm"><text:p/><draw:enhanced-geometry svg:viewBox="0 0 21600 21600" draw:type="rectangle" draw:enhanced-path="M 0 0 L 21600 0 21600 21600 0 21600 0 0 Z N"/></draw:custom-shape><draw:custom-shape draw:style-name="gr93" draw:text-style-name="P140" svg:width="0.405cm" svg:height="0.408cm" svg:x="1.617cm" svg:y="1.487cm"><text:p/><draw:enhanced-geometry svg:viewBox="0 0 21600 21600" draw:type="rectangle" draw:enhanced-path="M 0 0 L 21600 0 21600 21600 0 21600 0 0 Z N"/></draw:custom-shape><draw:custom-shape draw:style-name="gr93" draw:text-style-name="P140" svg:width="0.412cm" svg:height="0.408cm" svg:x="2.021cm" svg:y="1.487cm"><text:p/><draw:enhanced-geometry svg:viewBox="0 0 21600 21600" draw:type="rectangle" draw:enhanced-path="M 0 0 L 21600 0 21600 21600 0 21600 0 0 Z N"/></draw:custom-shape></draw:g><draw:g text:anchor-type="char" draw:z-index="289" draw:name="Shape20" draw:style-name="gr14"><draw:custom-shape draw:style-name="gr93" draw:text-style-name="P140" svg:width="0.408cm" svg:height="0.406cm" svg:x="3.455cm" svg:y="0.272cm"><text:p/><draw:enhanced-geometry svg:viewBox="0 0 21600 21600" draw:type="rectangle" draw:enhanced-path="M 0 0 L 21600 0 21600 21600 0 21600 0 0 Z N"/></draw:custom-shape><draw:custom-shape draw:style-name="gr93" draw:text-style-name="P140" svg:width="0.408cm" svg:height="0.406cm" svg:x="3.861cm" svg:y="0.272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6cm" svg:x="4.268cm" svg:y="0.272cm"><text:p/><draw:enhanced-geometry svg:viewBox="0 0 21600 21600" draw:type="rectangle" draw:enhanced-path="M 0 0 L 21600 0 21600 21600 0 21600 0 0 Z N"/></draw:custom-shape><draw:custom-shape draw:style-name="gr94" draw:text-style-name="P141" svg:width="0.406cm" svg:height="0.406cm" svg:x="4.676cm" svg:y="0.272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8cm" svg:x="3.455cm" svg:y="0.678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8cm" svg:x="3.861cm" svg:y="0.678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8cm" svg:x="4.268cm" svg:y="0.678cm"><text:p/><draw:enhanced-geometry svg:viewBox="0 0 21600 21600" draw:type="rectangle" draw:enhanced-path="M 0 0 L 21600 0 21600 21600 0 21600 0 0 Z N"/></draw:custom-shape><draw:custom-shape draw:style-name="gr94" draw:text-style-name="P141" svg:width="0.406cm" svg:height="0.408cm" svg:x="4.676cm" svg:y="0.678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6cm" svg:x="3.455cm" svg:y="1.085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6cm" svg:x="3.861cm" svg:y="1.085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6cm" svg:x="4.268cm" svg:y="1.085cm"><text:p/><draw:enhanced-geometry svg:viewBox="0 0 21600 21600" draw:type="rectangle" draw:enhanced-path="M 0 0 L 21600 0 21600 21600 0 21600 0 0 Z N"/></draw:custom-shape><draw:custom-shape draw:style-name="gr94" draw:text-style-name="P141" svg:width="0.406cm" svg:height="0.406cm" svg:x="4.676cm" svg:y="1.085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8cm" svg:x="3.455cm" svg:y="1.487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8cm" svg:x="3.861cm" svg:y="1.487cm"><text:p/><draw:enhanced-geometry svg:viewBox="0 0 21600 21600" draw:type="rectangle" draw:enhanced-path="M 0 0 L 21600 0 21600 21600 0 21600 0 0 Z N"/></draw:custom-shape><draw:custom-shape draw:style-name="gr94" draw:text-style-name="P141" svg:width="0.408cm" svg:height="0.408cm" svg:x="4.268cm" svg:y="1.487cm"><text:p/><draw:enhanced-geometry svg:viewBox="0 0 21600 21600" draw:type="rectangle" draw:enhanced-path="M 0 0 L 21600 0 21600 21600 0 21600 0 0 Z N"/></draw:custom-shape><draw:custom-shape draw:style-name="gr94" draw:text-style-name="P141" svg:width="0.406cm" svg:height="0.408cm" svg:x="4.676cm" svg:y="1.487cm"><text:p/><draw:enhanced-geometry svg:viewBox="0 0 21600 21600" draw:type="rectangle" draw:enhanced-path="M 0 0 L 21600 0 21600 21600 0 21600 0 0 Z N"/></draw:custom-shap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6"/></text:span><text:span text:style-name="_5f_Caractères"><draw:frame draw:style-name="fr6" draw:name="Objet17" text:anchor-type="as-char" svg:y="-0.534cm" svg:width="1.242cm" svg:height="0.87cm" draw:z-index="34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<text:s text:c="7"/></text:span><text:span text:style-name="_5f_Caractères"><draw:frame draw:style-name="fr6" draw:name="Objet9" text:anchor-type="as-char" svg:y="-0.534cm" svg:width="1.242cm" svg:height="0.87cm" draw:z-index="34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"><text:s text:c="8"/></text:span><draw:frame draw:style-name="fr6" draw:name="Objet10" text:anchor-type="as-char" svg:y="-0.534cm" svg:width="1.242cm" svg:height="0.87cm" draw:z-index="348"><draw:object xlink:href="./Object 15" xlink:type="simple" xlink:show="embed" xlink:actuate="onLoad"/><draw:image xlink:href="./ObjectReplacements/Object 15" xlink:type="simple" xlink:show="embed" xlink:actuate="onLoad"/><svg:desc>formule</svg:desc></draw:frame></text:h>
      <text:h text:style-name="_5f_Paragraphe" text:outline-level="1"><draw:g text:anchor-type="char" draw:z-index="31" draw:name="DrawObject4" draw:style-name="gr110"><draw:g draw:name="Shape23" draw:style-name="gr15"><draw:custom-shape draw:style-name="gr120" draw:text-style-name="P157" svg:width="1.625cm" svg:height="0.807cm" svg:x="6.191cm" svg:y="0.917cm"><text:p/><draw:enhanced-geometry svg:viewBox="0 0 21600 21600" draw:type="rectangle" draw:enhanced-path="M 0 0 L 21600 0 21600 21600 0 21600 0 0 Z N"/></draw:custom-shape><draw:custom-shape draw:style-name="gr121" draw:text-style-name="P157" svg:width="0.812cm" svg:height="0.805cm" svg:x="7.004cm" svg:y="0.111cm"><text:p/><draw:enhanced-geometry svg:viewBox="0 0 21600 21600" draw:type="rectangle" draw:enhanced-path="M 0 0 L 21600 0 21600 21600 0 21600 0 0 Z N"/></draw:custom-shape><draw:custom-shape draw:style-name="gr122" draw:text-style-name="P158" svg:width="0.406cm" svg:height="0.405cm" svg:x="6.191cm" svg:y="0.111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5cm" svg:x="6.597cm" svg:y="0.111cm"><text:p/><draw:enhanced-geometry svg:viewBox="0 0 21600 21600" draw:type="rectangle" draw:enhanced-path="M 0 0 L 21600 0 21600 21600 0 21600 0 0 Z N"/></draw:custom-shape><draw:custom-shape draw:style-name="gr123" draw:text-style-name="P157" svg:width="0.408cm" svg:height="0.403cm" svg:x="6.597cm" svg:y="0.518cm"><text:p/><draw:enhanced-geometry svg:viewBox="0 0 21600 21600" draw:type="rectangle" draw:enhanced-path="M 0 0 L 21600 0 21600 21600 0 21600 0 0 Z N"/></draw:custom-shape><draw:custom-shape draw:style-name="gr122" draw:text-style-name="P158" svg:width="0.406cm" svg:height="0.403cm" svg:x="6.191cm" svg:y="0.518cm"><text:p/><draw:enhanced-geometry svg:viewBox="0 0 21600 21600" draw:type="rectangle" draw:enhanced-path="M 0 0 L 21600 0 21600 21600 0 21600 0 0 Z N"/></draw:custom-shape></draw:g><draw:g draw:name="DrawObject4" draw:style-name="gr124"><draw:g draw:name="Shape21" draw:style-name="gr124"><draw:custom-shape draw:style-name="gr125" draw:text-style-name="P157" svg:width="0.814cm" svg:height="0.805cm" svg:x="0.804cm" svg:y="0.093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5cm" svg:x="1.615cm" svg:y="0.093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5cm" svg:x="2.023cm" svg:y="0.093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3cm" svg:x="2.023cm" svg:y="0.499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3cm" svg:x="1.615cm" svg:y="0.897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3cm" svg:x="2.023cm" svg:y="0.897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3cm" svg:x="1.615cm" svg:y="1.3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3cm" svg:x="2.023cm" svg:y="1.3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3cm" svg:x="0.804cm" svg:y="0.896cm"><text:p/><draw:enhanced-geometry svg:viewBox="0 0 21600 21600" draw:type="rectangle" draw:enhanced-path="M 0 0 L 21600 0 21600 21600 0 21600 0 0 Z N"/></draw:custom-shape><draw:custom-shape draw:style-name="gr122" draw:text-style-name="P158" svg:width="0.406cm" svg:height="0.403cm" svg:x="1.211cm" svg:y="0.896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5cm" svg:x="0.804cm" svg:y="1.298cm"><text:p/><draw:enhanced-geometry svg:viewBox="0 0 21600 21600" draw:type="rectangle" draw:enhanced-path="M 0 0 L 21600 0 21600 21600 0 21600 0 0 Z N"/></draw:custom-shape><draw:custom-shape draw:style-name="gr122" draw:text-style-name="P158" svg:width="0.406cm" svg:height="0.405cm" svg:x="1.211cm" svg:y="1.298cm"><text:p/><draw:enhanced-geometry svg:viewBox="0 0 21600 21600" draw:type="rectangle" draw:enhanced-path="M 0 0 L 21600 0 21600 21600 0 21600 0 0 Z N"/></draw:custom-shape><draw:custom-shape draw:style-name="gr122" draw:text-style-name="P158" svg:width="0.41cm" svg:height="0.403cm" svg:x="1.615cm" svg:y="0.499cm"><text:p/><draw:enhanced-geometry svg:viewBox="0 0 21600 21600" draw:type="rectangle" draw:enhanced-path="M 0 0 L 21600 0 21600 21600 0 21600 0 0 Z N"/></draw:custom-shape></draw:g><draw:custom-shape draw:name="Shape21" draw:style-name="gr123" draw:text-style-name="P157" svg:width="0.406cm" svg:height="0.405cm" svg:x="1.211cm" svg:y="0.093cm"><text:p/><draw:enhanced-geometry svg:viewBox="0 0 21600 21600" draw:type="rectangle" draw:enhanced-path="M 0 0 L 21600 0 21600 21600 0 21600 0 0 Z N"/></draw:custom-shape><draw:custom-shape draw:name="Shape22" draw:style-name="gr123" draw:text-style-name="P157" svg:width="0.406cm" svg:height="0.405cm" svg:x="0.806cm" svg:y="0.093cm"><text:p/><draw:enhanced-geometry svg:viewBox="0 0 21600 21600" draw:type="rectangle" draw:enhanced-path="M 0 0 L 21600 0 21600 21600 0 21600 0 0 Z N"/></draw:custom-shape><draw:custom-shape draw:name="Shape24" draw:style-name="gr123" draw:text-style-name="P157" svg:width="0.406cm" svg:height="0.405cm" svg:x="1.21cm" svg:y="0.492cm"><text:p/><draw:enhanced-geometry svg:viewBox="0 0 21600 21600" draw:type="rectangle" draw:enhanced-path="M 0 0 L 21600 0 21600 21600 0 21600 0 0 Z N"/></draw:custom-shape></draw:g><draw:g draw:name="DrawObject5" draw:style-name="gr15"><draw:g draw:name="Shape22" draw:style-name="gr15"><draw:custom-shape draw:style-name="gr123" draw:text-style-name="P157" svg:width="0.406cm" svg:height="0.405cm" svg:x="4.289cm" svg:y="0.123cm"><text:p/><draw:enhanced-geometry svg:viewBox="0 0 21600 21600" draw:type="rectangle" draw:enhanced-path="M 0 0 L 21600 0 21600 21600 0 21600 0 0 Z N"/></draw:custom-shape><draw:custom-shape draw:style-name="gr123" draw:text-style-name="P157" svg:width="0.408cm" svg:height="0.405cm" svg:x="4.695cm" svg:y="0.123cm"><text:p/><draw:enhanced-geometry svg:viewBox="0 0 21600 21600" draw:type="rectangle" draw:enhanced-path="M 0 0 L 21600 0 21600 21600 0 21600 0 0 Z N"/></draw:custom-shape><draw:custom-shape draw:style-name="gr123" draw:text-style-name="P157" svg:width="0.406cm" svg:height="0.403cm" svg:x="4.289cm" svg:y="0.529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3cm" svg:x="4.695cm" svg:y="0.529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3cm" svg:x="3.476cm" svg:y="0.927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3cm" svg:x="3.882cm" svg:y="0.927cm"><text:p/><draw:enhanced-geometry svg:viewBox="0 0 21600 21600" draw:type="rectangle" draw:enhanced-path="M 0 0 L 21600 0 21600 21600 0 21600 0 0 Z N"/></draw:custom-shape><draw:custom-shape draw:style-name="gr122" draw:text-style-name="P158" svg:width="0.406cm" svg:height="0.403cm" svg:x="4.289cm" svg:y="0.927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3cm" svg:x="4.695cm" svg:y="0.927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3cm" svg:x="3.476cm" svg:y="1.328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3cm" svg:x="3.882cm" svg:y="1.328cm"><text:p/><draw:enhanced-geometry svg:viewBox="0 0 21600 21600" draw:type="rectangle" draw:enhanced-path="M 0 0 L 21600 0 21600 21600 0 21600 0 0 Z N"/></draw:custom-shape><draw:custom-shape draw:style-name="gr122" draw:text-style-name="P158" svg:width="0.406cm" svg:height="0.403cm" svg:x="4.289cm" svg:y="1.328cm"><text:p/><draw:enhanced-geometry svg:viewBox="0 0 21600 21600" draw:type="rectangle" draw:enhanced-path="M 0 0 L 21600 0 21600 21600 0 21600 0 0 Z N"/></draw:custom-shape><draw:custom-shape draw:style-name="gr122" draw:text-style-name="P158" svg:width="0.408cm" svg:height="0.403cm" svg:x="4.695cm" svg:y="1.328cm"><text:p/><draw:enhanced-geometry svg:viewBox="0 0 21600 21600" draw:type="rectangle" draw:enhanced-path="M 0 0 L 21600 0 21600 21600 0 21600 0 0 Z N"/></draw:custom-shape><draw:custom-shape draw:style-name="gr121" draw:text-style-name="P157" svg:width="0.816cm" svg:height="0.805cm" svg:x="3.476cm" svg:y="0.123cm"><text:p/><draw:enhanced-geometry svg:viewBox="0 0 21600 21600" draw:type="rectangle" draw:enhanced-path="M 0 0 L 21600 0 21600 21600 0 21600 0 0 Z N"/></draw:custom-shape></draw:g><draw:custom-shape draw:name="Shape23" draw:style-name="gr123" draw:text-style-name="P157" svg:width="0.406cm" svg:height="0.405cm" svg:x="3.476cm" svg:y="0.123cm"><text:p/><draw:enhanced-geometry svg:viewBox="0 0 21600 21600" draw:type="rectangle" draw:enhanced-path="M 0 0 L 21600 0 21600 21600 0 21600 0 0 Z N"/></draw:custom-shape><draw:custom-shape draw:name="Shape25" draw:style-name="gr123" draw:text-style-name="P157" svg:width="0.406cm" svg:height="0.405cm" svg:x="3.886cm" svg:y="0.123cm"><text:p/><draw:enhanced-geometry svg:viewBox="0 0 21600 21600" draw:type="rectangle" draw:enhanced-path="M 0 0 L 21600 0 21600 21600 0 21600 0 0 Z N"/></draw:custom-shape><draw:custom-shape draw:name="Shape25_1" draw:style-name="gr123" draw:text-style-name="P157" svg:width="0.406cm" svg:height="0.405cm" svg:x="3.886cm" svg:y="0.529cm"><text:p/><draw:enhanced-geometry svg:viewBox="0 0 21600 21600" draw:type="rectangle" draw:enhanced-path="M 0 0 L 21600 0 21600 21600 0 21600 0 0 Z N"/></draw:custom-shape><draw:custom-shape draw:name="Shape25_2" draw:style-name="gr123" draw:text-style-name="P157" svg:width="0.406cm" svg:height="0.405cm" svg:x="3.886cm" svg:y="0.534cm"><text:p/><draw:enhanced-geometry svg:viewBox="0 0 21600 21600" draw:type="rectangle" draw:enhanced-path="M 0 0 L 21600 0 21600 21600 0 21600 0 0 Z N"/></draw:custom-shap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><text:span text:style-name="_5f_Caractères"><text:s text:c="67"/></text:span><draw:frame draw:style-name="fr5" draw:name="Objet12" text:anchor-type="char" svg:x="3.948cm" svg:y="0.335cm" svg:width="0.517cm" svg:height="0.87cm" draw:z-index="304"><draw:object xlink:href="./Object 17" xlink:type="simple" xlink:show="embed" xlink:actuate="onLoad"/><draw:image xlink:href="./ObjectReplacements/Object 17" xlink:type="simple" xlink:show="embed" xlink:actuate="onLoad"/><svg:desc>formule</svg:desc></draw:frame><draw:frame draw:style-name="fr5" draw:name="Objet18" text:anchor-type="char" svg:x="0.903cm" svg:y="0.365cm" svg:width="1.242cm" svg:height="0.87cm" draw:z-index="303"><draw:object xlink:href="./Object 18" xlink:type="simple" xlink:show="embed" xlink:actuate="onLoad"/><draw:image xlink:href="./ObjectReplacements/Object 18" xlink:type="simple" xlink:show="embed" xlink:actuate="onLoad"/><svg:desc>formule</svg:desc></draw:frame><draw:frame draw:style-name="fr5" draw:name="Objet11" text:anchor-type="char" svg:x="6.646cm" svg:y="0.358cm" svg:width="0.517cm" svg:height="0.87cm" draw:z-index="301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_5f_Caractères"><text:s/>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70204919252706" text:continue-numbering="true" text:style-name="_5f_Numérotation_20_des_20_exercices">
        <text:list-item>
          <text:h text:style-name="P110" text:outline-level="1"><text:span text:style-name="_5f_Caractères">Trace ci-dessous un rectangle de 8 cm sur <text:line-break/>3 cm. (1 petit carreau représente1 cm).</text:span></text:h>
        </text:list-item>
      </text:list>
      <text:h text:style-name="_5f_Paragraphe" text:outline-level="1"><draw:line text:anchor-type="paragraph" draw:z-index="306" draw:name="Forme1_1" draw:style-name="gr10" draw:text-style-name="P112" svg:x1="3.796cm" svg:y1="0.441cm" svg:x2="3.78cm" svg:y2="1.423cm"><text:p/></draw:line><draw:line text:anchor-type="paragraph" draw:z-index="302" draw:name="Forme1_0" draw:style-name="gr10" draw:text-style-name="P112" svg:x1="4.477cm" svg:y1="0.441cm" svg:x2="4.461cm" svg:y2="1.423cm"><text:p/></draw:line><draw:g text:anchor-type="paragraph" draw:z-index="32" draw:name="DrawObject3" draw:style-name="gr113"><draw:g draw:name="Shape10_0" draw:style-name="gr15"><draw:g draw:style-name="gr15"><draw:line draw:style-name="gr16" draw:text-style-name="P118" svg:x1="2.041cm" svg:y1="0.114cm" svg:x2="2.041cm" svg:y2="2.732cm"><text:p/></draw:line><draw:line draw:style-name="gr17" draw:text-style-name="P118" svg:x1="2.387cm" svg:y1="0.114cm" svg:x2="2.387cm" svg:y2="2.732cm"><text:p/></draw:line><draw:line draw:style-name="gr16" draw:text-style-name="P118" svg:x1="2.737cm" svg:y1="0.114cm" svg:x2="2.737cm" svg:y2="2.732cm"><text:p/></draw:line><draw:line draw:style-name="gr17" draw:text-style-name="P118" svg:x1="3.085cm" svg:y1="0.114cm" svg:x2="3.085cm" svg:y2="2.732cm"><text:p/></draw:line><draw:line draw:style-name="gr16" draw:text-style-name="P118" svg:x1="3.433cm" svg:y1="0.114cm" svg:x2="3.433cm" svg:y2="2.732cm"><text:p/></draw:line><draw:line draw:style-name="gr17" draw:text-style-name="P118" svg:x1="3.781cm" svg:y1="0.114cm" svg:x2="3.781cm" svg:y2="2.732cm"><text:p/></draw:line><draw:line draw:style-name="gr16" draw:text-style-name="P118" svg:x1="4.128cm" svg:y1="0.114cm" svg:x2="4.128cm" svg:y2="2.732cm"><text:p/></draw:line><draw:line draw:style-name="gr17" draw:text-style-name="P118" svg:x1="4.477cm" svg:y1="0.114cm" svg:x2="4.477cm" svg:y2="2.732cm"><text:p/></draw:line><draw:line draw:style-name="gr16" draw:text-style-name="P118" svg:x1="4.824cm" svg:y1="0.114cm" svg:x2="4.824cm" svg:y2="2.732cm"><text:p/></draw:line><draw:line draw:style-name="gr17" draw:text-style-name="P118" svg:x1="5.175cm" svg:y1="0.114cm" svg:x2="5.175cm" svg:y2="2.732cm"><text:p/></draw:line><draw:line draw:style-name="gr16" draw:text-style-name="P118" svg:x1="5.521cm" svg:y1="0.114cm" svg:x2="5.521cm" svg:y2="2.732cm"><text:p/></draw:line><draw:line draw:style-name="gr17" draw:text-style-name="P118" svg:x1="5.87cm" svg:y1="0.114cm" svg:x2="5.87cm" svg:y2="2.732cm"><text:p/></draw:line><draw:line draw:style-name="gr16" draw:text-style-name="P118" svg:x1="6.217cm" svg:y1="0.114cm" svg:x2="6.217cm" svg:y2="2.732cm"><text:p/></draw:line><draw:line draw:style-name="gr16" draw:text-style-name="P118" svg:x1="2.041cm" svg:y1="0.114cm" svg:x2="6.217cm" svg:y2="0.114cm"><text:p/></draw:line><draw:line draw:style-name="gr17" draw:text-style-name="P118" svg:x1="2.041cm" svg:y1="0.441cm" svg:x2="6.217cm" svg:y2="0.441cm"><text:p/></draw:line><draw:line draw:style-name="gr16" draw:text-style-name="P118" svg:x1="2.041cm" svg:y1="0.769cm" svg:x2="6.217cm" svg:y2="0.769cm"><text:p/></draw:line><draw:line draw:style-name="gr17" draw:text-style-name="P118" svg:x1="2.041cm" svg:y1="1.097cm" svg:x2="6.217cm" svg:y2="1.097cm"><text:p/></draw:line><draw:line draw:style-name="gr16" draw:text-style-name="P118" svg:x1="2.041cm" svg:y1="1.427cm" svg:x2="6.217cm" svg:y2="1.427cm"><text:p/></draw:line><draw:line draw:style-name="gr17" draw:text-style-name="P118" svg:x1="2.041cm" svg:y1="1.751cm" svg:x2="6.217cm" svg:y2="1.751cm"><text:p/></draw:line><draw:line draw:style-name="gr16" draw:text-style-name="P118" svg:x1="2.041cm" svg:y1="2.078cm" svg:x2="6.217cm" svg:y2="2.078cm"><text:p/></draw:line><draw:line draw:style-name="gr17" draw:text-style-name="P118" svg:x1="2.041cm" svg:y1="2.406cm" svg:x2="6.217cm" svg:y2="2.406cm"><text:p/></draw:line><draw:line draw:style-name="gr16" draw:text-style-name="P118" svg:x1="2.041cm" svg:y1="2.734cm" svg:x2="6.217cm" svg:y2="2.734cm"><text:p/></draw:line></draw:g><draw:line draw:style-name="gr18" draw:text-style-name="P119" svg:x1="2.387cm" svg:y1="0.441cm" svg:x2="5.171cm" svg:y2="0.441cm"><text:p/></draw:line><draw:line draw:style-name="gr18" draw:text-style-name="P119" svg:x1="5.172cm" svg:y1="1.423cm" svg:x2="5.172cm" svg:y2="0.441cm"><text:p/></draw:line><draw:line draw:style-name="gr18" draw:text-style-name="P119" svg:x1="2.387cm" svg:y1="1.423cm" svg:x2="2.387cm" svg:y2="0.441cm"><text:p/></draw:line><draw:line draw:style-name="gr18" draw:text-style-name="P119" svg:x1="2.387cm" svg:y1="1.427cm" svg:x2="5.171cm" svg:y2="1.427cm"><text:p/></draw:line><draw:line draw:style-name="gr115" draw:text-style-name="P112" svg:x1="3.101cm" svg:y1="0.464cm" svg:x2="3.085cm" svg:y2="1.424cm"><text:p/></draw:line></draw:g><draw:custom-shape draw:name="Forme2" draw:style-name="gr116" svg:width="0.699cm" svg:height="0.983cm" svg:x="2.387cm" svg:y="0.441cm"><text:p/><draw:enhanced-geometry svg:viewBox="0 0 21600 21600" draw:type="rectangle" draw:enhanced-path="M 0 0 L 21600 0 21600 21600 0 21600 0 0 Z N"/></draw:custom-shape><draw:custom-shape draw:name="Forme3" draw:style-name="gr117" draw:text-style-name="P156" svg:width="1.375cm" svg:height="0.983cm" svg:x="3.796cm" svg:y="0.441cm"><text:p/><draw:enhanced-geometry svg:viewBox="0 0 21600 21600" draw:type="rectangle" draw:enhanced-path="M 0 0 L 21600 0 21600 21600 0 21600 0 0 Z N"/></draw:custom-shape><draw:line draw:name="Forme4" draw:style-name="gr118" draw:text-style-name="P112" svg:x1="3.08cm" svg:y1="1.097cm" svg:x2="3.78cm" svg:y2="1.097cm"><text:p/></draw:line><draw:custom-shape draw:name="Forme5" draw:style-name="gr119" draw:text-style-name="P155" svg:width="0.68cm" svg:height="0.306cm" svg:x="3.101cm" svg:y="0.464cm"><text:p/><draw:enhanced-geometry svg:viewBox="0 0 21600 21600" draw:type="rectangle" draw:enhanced-path="M 0 0 L 21600 0 21600 21600 0 21600 0 0 Z N"/></draw:custom-shape></draw:g><text:span text:style-name="_5f_Caractères"/></text:h>
      <text:h text:style-name="_5f_Paragraphe" text:outline-level="1"><draw:line text:anchor-type="paragraph" draw:z-index="311" draw:name="Forme4_1" draw:style-name="gr9" draw:text-style-name="P112" svg:x1="3.085cm" svg:y1="0.157cm" svg:x2="3.785cm" svg:y2="0.157cm"><text:p/></draw:lin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70205568380644" text:continue-numbering="true" text:style-name="_5f_Numérotation_20_des_20_exercices">
        <text:list-item>
          <text:list>
            <text:list-item>
              <text:p text:style-name="P109"><text:span text:style-name="_5f_Caractères">Colorie un quart de ce rectangle en bleu.</text:span></text:p>
            </text:list-item>
            <text:list-item>
              <text:p text:style-name="P109"><text:span text:style-name="_5f_Caractères">Colorie 50 % de ce rectangle en vert.</text:span></text:p>
            </text:list-item>
            <text:list-item>
              <text:p text:style-name="P109"><text:span text:style-name="_5f_Caractères">Colorie en rouge un tiers de la partie non colorée.</text:span></text:p>
            </text:list-item>
          </text:list>
        </text:list-item>
        <text:list-item>
          <text:h text:style-name="P110" text:outline-level="1"><text:span text:style-name="_5f_Caractères">Dans chaque cas, exprime par une fraction la proportion de l’aire de la surface colorée par rapport à celle de la surface du rectangle ABCD (chaque petit rectangle d’une figure a la même aire).</text:span></text:h>
        </text:list-item>
      </text:list>
      <text:h text:style-name="_5f_Paragraphe" text:outline-level="1"><draw:g text:anchor-type="char" draw:z-index="294" draw:name="DrawObject10" draw:style-name="gr44"><draw:g draw:name="Shape30" draw:style-name="gr15"><draw:frame draw:style-name="gr23" draw:text-style-name="P124" svg:width="0.329cm" svg:height="0.623cm" svg:x="2.417cm" svg:y="0.032cm"><draw:text-box><text:p text:style-name="P123"><text:span text:style-name="T183">A</text:span></text:p></draw:text-box></draw:frame><draw:frame draw:style-name="gr23" draw:text-style-name="P124" svg:width="0.101cm" svg:height="0.623cm" svg:x="5.214cm" svg:y="-0.09cm"><draw:text-box><text:p text:style-name="P123"><text:span text:style-name="T183">B</text:span></text:p></draw:text-box></draw:frame><draw:g draw:style-name="gr15"><draw:custom-shape draw:style-name="gr45" draw:text-style-name="P129" svg:width="0.593cm" svg:height="0.394cm" svg:x="2.745cm" svg:y="0.453cm"><text:p/><draw:enhanced-geometry svg:viewBox="0 0 21600 21600" draw:type="rectangle" draw:enhanced-path="M 0 0 L 21600 0 21600 21600 0 21600 0 0 Z N"/></draw:custom-shape><draw:custom-shape draw:style-name="gr46" draw:text-style-name="P129" svg:width="0.595cm" svg:height="0.394cm" svg:x="3.338cm" svg:y="0.453cm"><text:p/><draw:enhanced-geometry svg:viewBox="0 0 21600 21600" draw:type="rectangle" draw:enhanced-path="M 0 0 L 21600 0 21600 21600 0 21600 0 0 Z N"/></draw:custom-shape><draw:custom-shape draw:style-name="gr47" draw:text-style-name="P129" svg:width="0.593cm" svg:height="0.396cm" svg:x="2.745cm" svg:y="0.847cm"><text:p/><draw:enhanced-geometry svg:viewBox="0 0 21600 21600" draw:type="rectangle" draw:enhanced-path="M 0 0 L 21600 0 21600 21600 0 21600 0 0 Z N"/></draw:custom-shape><draw:custom-shape draw:style-name="gr48" draw:text-style-name="P129" svg:width="0.592cm" svg:height="0.394cm" svg:x="3.932cm" svg:y="0.453cm"><text:p/><draw:enhanced-geometry svg:viewBox="0 0 21600 21600" draw:type="rectangle" draw:enhanced-path="M 0 0 L 21600 0 21600 21600 0 21600 0 0 Z N"/></draw:custom-shape><draw:custom-shape draw:style-name="gr49" draw:text-style-name="P129" svg:width="0.595cm" svg:height="0.396cm" svg:x="3.338cm" svg:y="0.847cm"><text:p/><draw:enhanced-geometry svg:viewBox="0 0 21600 21600" draw:type="rectangle" draw:enhanced-path="M 0 0 L 21600 0 21600 21600 0 21600 0 0 Z N"/></draw:custom-shape><draw:custom-shape draw:style-name="gr50" draw:text-style-name="P129" svg:width="0.592cm" svg:height="0.396cm" svg:x="3.932cm" svg:y="0.847cm"><text:p/><draw:enhanced-geometry svg:viewBox="0 0 21600 21600" draw:type="rectangle" draw:enhanced-path="M 0 0 L 21600 0 21600 21600 0 21600 0 0 Z N"/></draw:custom-shape><draw:custom-shape draw:style-name="gr51" draw:text-style-name="P129" svg:width="0.593cm" svg:height="0.398cm" svg:x="2.745cm" svg:y="1.242cm"><text:p/><draw:enhanced-geometry svg:viewBox="0 0 21600 21600" draw:type="rectangle" draw:enhanced-path="M 0 0 L 21600 0 21600 21600 0 21600 0 0 Z N"/></draw:custom-shape><draw:custom-shape draw:style-name="gr52" draw:text-style-name="P129" svg:width="0.595cm" svg:height="0.398cm" svg:x="3.338cm" svg:y="1.242cm"><text:p/><draw:enhanced-geometry svg:viewBox="0 0 21600 21600" draw:type="rectangle" draw:enhanced-path="M 0 0 L 21600 0 21600 21600 0 21600 0 0 Z N"/></draw:custom-shape><draw:custom-shape draw:style-name="gr53" draw:text-style-name="P129" svg:width="0.592cm" svg:height="0.398cm" svg:x="3.932cm" svg:y="1.242cm"><text:p/><draw:enhanced-geometry svg:viewBox="0 0 21600 21600" draw:type="rectangle" draw:enhanced-path="M 0 0 L 21600 0 21600 21600 0 21600 0 0 Z N"/></draw:custom-shape><draw:custom-shape draw:style-name="gr36" draw:text-style-name="P129" svg:width="0.054cm" svg:height="0.054cm" svg:x="2.718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29" svg:width="0.054cm" svg:height="0.052cm" svg:x="2.72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124" svg:width="0.101cm" svg:height="0.623cm" svg:x="5.214cm" svg:y="1.587cm"><draw:text-box><text:p text:style-name="P123"><text:span text:style-name="T183">C</text:span></text:p></draw:text-box></draw:frame><draw:frame draw:style-name="gr23" draw:text-style-name="P124" svg:width="0.267cm" svg:height="0.623cm" svg:x="2.479cm" svg:y="1.639cm"><draw:text-box><text:p text:style-name="P123"><text:span text:style-name="T183">D</text:span></text:p></draw:text-box></draw:frame><draw:custom-shape draw:style-name="gr48" draw:text-style-name="P129" svg:width="0.592cm" svg:height="0.394cm" svg:x="4.523cm" svg:y="0.453cm"><text:p/><draw:enhanced-geometry svg:viewBox="0 0 21600 21600" draw:type="rectangle" draw:enhanced-path="M 0 0 L 21600 0 21600 21600 0 21600 0 0 Z N"/></draw:custom-shape><draw:custom-shape draw:style-name="gr36" draw:text-style-name="P129" svg:width="0.052cm" svg:height="0.054cm" svg:x="5.087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129" svg:width="0.592cm" svg:height="0.396cm" svg:x="4.523cm" svg:y="0.847cm"><text:p/><draw:enhanced-geometry svg:viewBox="0 0 21600 21600" draw:type="rectangle" draw:enhanced-path="M 0 0 L 21600 0 21600 21600 0 21600 0 0 Z N"/></draw:custom-shape><draw:custom-shape draw:style-name="gr53" draw:text-style-name="P129" svg:width="0.592cm" svg:height="0.398cm" svg:x="4.523cm" svg:y="1.242cm"><text:p/><draw:enhanced-geometry svg:viewBox="0 0 21600 21600" draw:type="rectangle" draw:enhanced-path="M 0 0 L 21600 0 21600 21600 0 21600 0 0 Z N"/></draw:custom-shape><draw:custom-shape draw:style-name="gr36" draw:text-style-name="P129" svg:width="0.052cm" svg:height="0.054cm" svg:x="5.093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129" svg:width="0.595cm" svg:height="0.394cm" svg:x="5.412cm" svg:y="0.453cm"><text:p/><draw:enhanced-geometry svg:viewBox="0 0 21600 21600" draw:type="rectangle" draw:enhanced-path="M 0 0 L 21600 0 21600 21600 0 21600 0 0 Z N"/></draw:custom-shape><draw:custom-shape draw:style-name="gr54" draw:text-style-name="P125" svg:width="0.592cm" svg:height="0.394cm" svg:x="6.006cm" svg:y="0.453cm"><text:p/><draw:enhanced-geometry svg:viewBox="0 0 21600 21600" draw:type="rectangle" draw:enhanced-path="M 0 0 L 21600 0 21600 21600 0 21600 0 0 Z N"/></draw:custom-shape><draw:custom-shape draw:style-name="gr49" draw:text-style-name="P129" svg:width="0.595cm" svg:height="0.396cm" svg:x="5.412cm" svg:y="0.847cm"><text:p/><draw:enhanced-geometry svg:viewBox="0 0 21600 21600" draw:type="rectangle" draw:enhanced-path="M 0 0 L 21600 0 21600 21600 0 21600 0 0 Z N"/></draw:custom-shape><draw:custom-shape draw:style-name="gr55" draw:text-style-name="P126" svg:width="0.595cm" svg:height="0.394cm" svg:x="6.597cm" svg:y="0.453cm"><text:p/><draw:enhanced-geometry svg:viewBox="0 0 21600 21600" draw:type="rectangle" draw:enhanced-path="M 0 0 L 21600 0 21600 21600 0 21600 0 0 Z N"/></draw:custom-shape><draw:custom-shape draw:style-name="gr56" draw:text-style-name="P125" svg:width="0.592cm" svg:height="0.396cm" svg:x="6.006cm" svg:y="0.847cm"><text:p/><draw:enhanced-geometry svg:viewBox="0 0 21600 21600" draw:type="rectangle" draw:enhanced-path="M 0 0 L 21600 0 21600 21600 0 21600 0 0 Z N"/></draw:custom-shape><draw:custom-shape draw:style-name="gr57" draw:text-style-name="P126" svg:width="0.595cm" svg:height="0.396cm" svg:x="6.597cm" svg:y="0.847cm"><text:p/><draw:enhanced-geometry svg:viewBox="0 0 21600 21600" draw:type="rectangle" draw:enhanced-path="M 0 0 L 21600 0 21600 21600 0 21600 0 0 Z N"/></draw:custom-shape><draw:custom-shape draw:style-name="gr52" draw:text-style-name="P129" svg:width="0.595cm" svg:height="0.398cm" svg:x="5.412cm" svg:y="1.242cm"><text:p/><draw:enhanced-geometry svg:viewBox="0 0 21600 21600" draw:type="rectangle" draw:enhanced-path="M 0 0 L 21600 0 21600 21600 0 21600 0 0 Z N"/></draw:custom-shape><draw:custom-shape draw:style-name="gr58" draw:text-style-name="P126" svg:width="0.592cm" svg:height="0.398cm" svg:x="6.006cm" svg:y="1.242cm"><text:p/><draw:enhanced-geometry svg:viewBox="0 0 21600 21600" draw:type="rectangle" draw:enhanced-path="M 0 0 L 21600 0 21600 21600 0 21600 0 0 Z N"/></draw:custom-shape><draw:custom-shape draw:style-name="gr59" draw:text-style-name="P126" svg:width="0.595cm" svg:height="0.398cm" svg:x="6.597cm" svg:y="1.242cm"><text:p/><draw:enhanced-geometry svg:viewBox="0 0 21600 21600" draw:type="rectangle" draw:enhanced-path="M 0 0 L 21600 0 21600 21600 0 21600 0 0 Z N"/></draw:custom-shape><draw:custom-shape draw:style-name="gr36" draw:text-style-name="P129" svg:width="0.054cm" svg:height="0.054cm" svg:x="5.387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29" svg:width="0.052cm" svg:height="0.052cm" svg:x="5.389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126" svg:width="0.593cm" svg:height="0.394cm" svg:x="7.192cm" svg:y="0.453cm"><text:p/><draw:enhanced-geometry svg:viewBox="0 0 21600 21600" draw:type="rectangle" draw:enhanced-path="M 0 0 L 21600 0 21600 21600 0 21600 0 0 Z N"/></draw:custom-shape><draw:custom-shape draw:style-name="gr28" draw:text-style-name="P127" svg:width="0.052cm" svg:height="0.054cm" svg:x="7.754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126" svg:width="0.593cm" svg:height="0.396cm" svg:x="7.192cm" svg:y="0.847cm"><text:p/><draw:enhanced-geometry svg:viewBox="0 0 21600 21600" draw:type="rectangle" draw:enhanced-path="M 0 0 L 21600 0 21600 21600 0 21600 0 0 Z N"/></draw:custom-shape><draw:custom-shape draw:style-name="gr62" draw:text-style-name="P126" svg:width="0.593cm" svg:height="0.398cm" svg:x="7.192cm" svg:y="1.242cm"><text:p/><draw:enhanced-geometry svg:viewBox="0 0 21600 21600" draw:type="rectangle" draw:enhanced-path="M 0 0 L 21600 0 21600 21600 0 21600 0 0 Z N"/></draw:custom-shape><draw:custom-shape draw:style-name="gr28" draw:text-style-name="P127" svg:width="0.054cm" svg:height="0.054cm" svg:x="7.75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name="Shape29_0" draw:style-name="gr15"><draw:custom-shape draw:style-name="gr63" draw:text-style-name="P130" svg:width="0.59cm" svg:height="0.392cm" svg:x="0.226cm" svg:y="0.499cm"><text:p/><draw:enhanced-geometry svg:viewBox="0 0 21600 21600" draw:type="rectangle" draw:enhanced-path="M 0 0 L 21600 0 21600 21600 0 21600 0 0 Z N"/></draw:custom-shape><draw:custom-shape draw:style-name="gr64" draw:text-style-name="P130" svg:width="0.586cm" svg:height="0.392cm" svg:x="0.815cm" svg:y="0.499cm"><text:p/><draw:enhanced-geometry svg:viewBox="0 0 21600 21600" draw:type="rectangle" draw:enhanced-path="M 0 0 L 21600 0 21600 21600 0 21600 0 0 Z N"/></draw:custom-shape><draw:custom-shape draw:style-name="gr63" draw:text-style-name="P130" svg:width="0.59cm" svg:height="0.392cm" svg:x="0.226cm" svg:y="0.891cm"><text:p/><draw:enhanced-geometry svg:viewBox="0 0 21600 21600" draw:type="rectangle" draw:enhanced-path="M 0 0 L 21600 0 21600 21600 0 21600 0 0 Z N"/></draw:custom-shape><draw:custom-shape draw:style-name="gr65" draw:text-style-name="P126" svg:width="0.588cm" svg:height="0.392cm" svg:x="1.401cm" svg:y="0.499cm"><text:p/><draw:enhanced-geometry svg:viewBox="0 0 21600 21600" draw:type="rectangle" draw:enhanced-path="M 0 0 L 21600 0 21600 21600 0 21600 0 0 Z N"/></draw:custom-shape><draw:custom-shape draw:style-name="gr64" draw:text-style-name="P130" svg:width="0.586cm" svg:height="0.392cm" svg:x="0.815cm" svg:y="0.891cm"><text:p/><draw:enhanced-geometry svg:viewBox="0 0 21600 21600" draw:type="rectangle" draw:enhanced-path="M 0 0 L 21600 0 21600 21600 0 21600 0 0 Z N"/></draw:custom-shape><draw:custom-shape draw:style-name="gr65" draw:text-style-name="P126" svg:width="0.588cm" svg:height="0.392cm" svg:x="1.401cm" svg:y="0.891cm"><text:p/><draw:enhanced-geometry svg:viewBox="0 0 21600 21600" draw:type="rectangle" draw:enhanced-path="M 0 0 L 21600 0 21600 21600 0 21600 0 0 Z N"/></draw:custom-shape><draw:custom-shape draw:style-name="gr66" draw:text-style-name="P126" svg:width="0.59cm" svg:height="0.391cm" svg:x="0.226cm" svg:y="1.282cm"><text:p/><draw:enhanced-geometry svg:viewBox="0 0 21600 21600" draw:type="rectangle" draw:enhanced-path="M 0 0 L 21600 0 21600 21600 0 21600 0 0 Z N"/></draw:custom-shape><draw:custom-shape draw:style-name="gr67" draw:text-style-name="P126" svg:width="0.586cm" svg:height="0.391cm" svg:x="0.815cm" svg:y="1.282cm"><text:p/><draw:enhanced-geometry svg:viewBox="0 0 21600 21600" draw:type="rectangle" draw:enhanced-path="M 0 0 L 21600 0 21600 21600 0 21600 0 0 Z N"/></draw:custom-shape><draw:custom-shape draw:style-name="gr68" draw:text-style-name="P126" svg:width="0.588cm" svg:height="0.391cm" svg:x="1.401cm" svg:y="1.282cm"><text:p/><draw:enhanced-geometry svg:viewBox="0 0 21600 21600" draw:type="rectangle" draw:enhanced-path="M 0 0 L 21600 0 21600 21600 0 21600 0 0 Z N"/></draw:custom-shape><draw:custom-shape draw:style-name="gr28" draw:text-style-name="P127" svg:width="0.052cm" svg:height="0.054cm" svg:x="1.962cm" svg:y="1.6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7" svg:width="0.052cm" svg:height="0.052cm" svg:x="0.203cm" svg:y="1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130" svg:width="0.052cm" svg:height="0.054cm" svg:x="0.203cm" svg:y="0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7" svg:width="0.05cm" svg:height="0.054cm" svg:x="1.962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124" svg:width="0.098cm" svg:height="0.623cm" svg:x="0.157cm" svg:y="-0.014cm"><draw:text-box><text:p text:style-name="P123"><text:span text:style-name="T183">A</text:span></text:p></draw:text-box></draw:frame><draw:frame draw:style-name="gr23" draw:text-style-name="P124" svg:width="0.098cm" svg:height="0.623cm" svg:x="2.087cm" svg:y="0.021cm"><draw:text-box><text:p text:style-name="P123"><text:span text:style-name="T183">B</text:span></text:p></draw:text-box></draw:frame><draw:frame draw:style-name="gr23" draw:text-style-name="P124" svg:width="0.1cm" svg:height="0.623cm" svg:x="1.988cm" svg:y="1.672cm"><draw:text-box><text:p text:style-name="P123"><text:span text:style-name="T183">C</text:span></text:p></draw:text-box></draw:frame><draw:frame draw:style-name="gr23" draw:text-style-name="P124" svg:width="0.098cm" svg:height="0.623cm" svg:x="0.129cm" svg:y="1.625cm"><draw:text-box><text:p text:style-name="P123"><text:span text:style-name="T183">D</text:span></text:p></draw:text-box></draw:fram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custom-shape text:anchor-type="paragraph" draw:z-index="298" draw:name="Shape62" draw:style-name="gr13" draw:text-style-name="P117" svg:width="0.481cm" svg:height="5.374cm" draw:transform="rotate (1.5707963267949) translate (2.51177777777778cm 0.486833333333333cm)"><text:p/><draw:enhanced-geometry svg:viewBox="0 0 21600 21600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5" draw:name="Objet19" text:anchor-type="char" svg:x="0.822cm" svg:y="0.009cm" svg:width="0.293cm" svg:height="0.87cm" draw:z-index="312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_5f_Caractères"/></text:h>
      <text:h text:style-name="_5f_Paragraphe" text:outline-level="1"><text:span text:style-name="_5f_Caractères"><text:s text:c="27"/></text:span><draw:frame draw:style-name="fr5" draw:name="Objet20" text:anchor-type="char" svg:x="4.549cm" svg:y="0.116cm" svg:width="2.572cm" svg:height="0.87cm" draw:z-index="309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_5f_Caractères"><text:s/></text:span></text:h>
      <text:h text:style-name="_5f_Paragraphe" text:outline-level="1"><draw:g text:anchor-type="char" draw:z-index="295" draw:name="Shape31" draw:style-name="gr14"><draw:frame draw:style-name="gr23" draw:text-style-name="P124" svg:width="0.112cm" svg:height="0.623cm" svg:x="0.115cm" svg:y="0.203cm"><draw:text-box><text:p text:style-name="P123"><text:span text:style-name="T183">A</text:span></text:p></draw:text-box></draw:frame><draw:frame draw:style-name="gr23" draw:text-style-name="P124" svg:width="0.112cm" svg:height="0.623cm" svg:x="1.66cm" svg:y="0.131cm"><draw:text-box><text:p text:style-name="P123"><text:span text:style-name="T183">B</text:span></text:p></draw:text-box></draw:frame><draw:custom-shape draw:style-name="gr30" draw:text-style-name="P128" svg:width="0.666cm" svg:height="0.442cm" svg:x="0.226cm" svg:y="0.616cm"><text:p/><draw:enhanced-geometry svg:viewBox="0 0 21600 21600" draw:type="rectangle" draw:enhanced-path="M 0 0 L 21600 0 21600 21600 0 21600 0 0 Z N"/></draw:custom-shape><draw:custom-shape draw:style-name="gr31" draw:text-style-name="P128" svg:width="0.664cm" svg:height="0.442cm" svg:x="0.891cm" svg:y="0.616cm"><text:p/><draw:enhanced-geometry svg:viewBox="0 0 21600 21600" draw:type="rectangle" draw:enhanced-path="M 0 0 L 21600 0 21600 21600 0 21600 0 0 Z N"/></draw:custom-shape><draw:custom-shape draw:style-name="gr32" draw:text-style-name="P128" svg:width="0.666cm" svg:height="0.445cm" svg:x="0.226cm" svg:y="1.057cm"><text:p/><draw:enhanced-geometry svg:viewBox="0 0 21600 21600" draw:type="rectangle" draw:enhanced-path="M 0 0 L 21600 0 21600 21600 0 21600 0 0 Z N"/></draw:custom-shape><draw:custom-shape draw:style-name="gr33" draw:text-style-name="P128" svg:width="0.664cm" svg:height="0.445cm" svg:x="0.891cm" svg:y="1.057cm"><text:p/><draw:enhanced-geometry svg:viewBox="0 0 21600 21600" draw:type="rectangle" draw:enhanced-path="M 0 0 L 21600 0 21600 21600 0 21600 0 0 Z N"/></draw:custom-shape><draw:custom-shape draw:style-name="gr34" draw:text-style-name="P128" svg:width="0.666cm" svg:height="0.444cm" svg:x="0.226cm" svg:y="1.503cm"><text:p/><draw:enhanced-geometry svg:viewBox="0 0 21600 21600" draw:type="rectangle" draw:enhanced-path="M 0 0 L 21600 0 21600 21600 0 21600 0 0 Z N"/></draw:custom-shape><draw:custom-shape draw:style-name="gr35" draw:text-style-name="P128" svg:width="0.664cm" svg:height="0.444cm" svg:x="0.891cm" svg:y="1.503cm"><text:p/><draw:enhanced-geometry svg:viewBox="0 0 21600 21600" draw:type="rectangle" draw:enhanced-path="M 0 0 L 21600 0 21600 21600 0 21600 0 0 Z N"/></draw:custom-shape><draw:custom-shape draw:style-name="gr36" draw:text-style-name="P129" svg:width="0.061cm" svg:height="0.061cm" svg:x="0.198cm" svg:y="0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124" svg:width="0.11cm" svg:height="0.623cm" svg:x="1.576cm" svg:y="2.329cm"><draw:text-box><text:p text:style-name="P123"><text:span text:style-name="T183">C</text:span></text:p></draw:text-box></draw:frame><draw:frame draw:style-name="gr23" draw:text-style-name="P124" svg:width="0.112cm" svg:height="0.623cm" svg:x="0.115cm" svg:y="2.332cm"><draw:text-box><text:p text:style-name="P123"><text:span text:style-name="T183">D</text:span></text:p></draw:text-box></draw:frame><draw:custom-shape draw:style-name="gr36" draw:text-style-name="P129" svg:width="0.059cm" svg:height="0.059cm" svg:x="1.521cm" svg:y="0.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28" svg:width="0.668cm" svg:height="0.445cm" svg:x="1.771cm" svg:y="0.614cm"><text:p/><draw:enhanced-geometry svg:viewBox="0 0 21600 21600" draw:type="rectangle" draw:enhanced-path="M 0 0 L 21600 0 21600 21600 0 21600 0 0 Z N"/></draw:custom-shape><draw:custom-shape draw:style-name="gr38" draw:text-style-name="P125" svg:width="0.664cm" svg:height="0.445cm" svg:x="2.438cm" svg:y="0.614cm"><text:p/><draw:enhanced-geometry svg:viewBox="0 0 21600 21600" draw:type="rectangle" draw:enhanced-path="M 0 0 L 21600 0 21600 21600 0 21600 0 0 Z N"/></draw:custom-shape><draw:custom-shape draw:style-name="gr39" draw:text-style-name="P128" svg:width="0.668cm" svg:height="0.442cm" svg:x="1.771cm" svg:y="1.057cm"><text:p/><draw:enhanced-geometry svg:viewBox="0 0 21600 21600" draw:type="rectangle" draw:enhanced-path="M 0 0 L 21600 0 21600 21600 0 21600 0 0 Z N"/></draw:custom-shape><draw:custom-shape draw:style-name="gr40" draw:text-style-name="P125" svg:width="0.664cm" svg:height="0.442cm" svg:x="2.438cm" svg:y="1.057cm"><text:p/><draw:enhanced-geometry svg:viewBox="0 0 21600 21600" draw:type="rectangle" draw:enhanced-path="M 0 0 L 21600 0 21600 21600 0 21600 0 0 Z N"/></draw:custom-shape><draw:custom-shape draw:style-name="gr41" draw:text-style-name="P128" svg:width="0.668cm" svg:height="0.444cm" svg:x="1.771cm" svg:y="1.498cm"><text:p/><draw:enhanced-geometry svg:viewBox="0 0 21600 21600" draw:type="rectangle" draw:enhanced-path="M 0 0 L 21600 0 21600 21600 0 21600 0 0 Z N"/></draw:custom-shape><draw:custom-shape draw:style-name="gr42" draw:text-style-name="P126" svg:width="0.664cm" svg:height="0.444cm" svg:x="2.438cm" svg:y="1.498cm"><text:p/><draw:enhanced-geometry svg:viewBox="0 0 21600 21600" draw:type="rectangle" draw:enhanced-path="M 0 0 L 21600 0 21600 21600 0 21600 0 0 Z N"/></draw:custom-shape><draw:custom-shape draw:style-name="gr36" draw:text-style-name="P129" svg:width="0.059cm" svg:height="0.057cm" svg:x="1.747cm" svg:y="0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128" svg:width="0.666cm" svg:height="0.444cm" svg:x="0.226cm" svg:y="1.944cm"><text:p/><draw:enhanced-geometry svg:viewBox="0 0 21600 21600" draw:type="rectangle" draw:enhanced-path="M 0 0 L 21600 0 21600 21600 0 21600 0 0 Z N"/></draw:custom-shape><draw:custom-shape draw:style-name="gr35" draw:text-style-name="P128" svg:width="0.664cm" svg:height="0.444cm" svg:x="0.891cm" svg:y="1.944cm"><text:p/><draw:enhanced-geometry svg:viewBox="0 0 21600 21600" draw:type="rectangle" draw:enhanced-path="M 0 0 L 21600 0 21600 21600 0 21600 0 0 Z N"/></draw:custom-shape><draw:custom-shape draw:style-name="gr36" draw:text-style-name="P129" svg:width="0.059cm" svg:height="0.057cm" svg:x="0.198cm" svg:y="2.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29" svg:width="0.059cm" svg:height="0.061cm" svg:x="1.521cm" svg:y="2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28" svg:width="0.668cm" svg:height="0.445cm" svg:x="1.771cm" svg:y="1.941cm"><text:p/><draw:enhanced-geometry svg:viewBox="0 0 21600 21600" draw:type="rectangle" draw:enhanced-path="M 0 0 L 21600 0 21600 21600 0 21600 0 0 Z N"/></draw:custom-shape><draw:custom-shape draw:style-name="gr36" draw:text-style-name="P129" svg:width="0.059cm" svg:height="0.059cm" svg:x="1.743cm" svg:y="2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126" svg:width="0.664cm" svg:height="0.445cm" svg:x="2.438cm" svg:y="1.941cm"><text:p/><draw:enhanced-geometry svg:viewBox="0 0 21600 21600" draw:type="rectangle" draw:enhanced-path="M 0 0 L 21600 0 21600 21600 0 21600 0 0 Z N"/></draw:custom-shape><draw:custom-shape draw:style-name="gr28" draw:text-style-name="P127" svg:width="0.059cm" svg:height="0.057cm" svg:x="3.066cm" svg:y="0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7" svg:width="0.061cm" svg:height="0.061cm" svg:x="3.07cm" svg:y="2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h>
      <text:h text:style-name="_5f_Paragraphe" text:outline-level="1"><draw:g text:anchor-type="char" draw:z-index="296" draw:name="Shape32" draw:style-name="gr14"><draw:custom-shape draw:style-name="gr21" draw:text-style-name="P122" svg:width="0.671cm" svg:height="0.447cm" svg:x="3.519cm" svg:y="0.557cm"><text:p/><draw:enhanced-geometry svg:viewBox="0 0 21600 21600" draw:type="rectangle" draw:enhanced-path="M 0 0 L 21600 0 21600 21600 0 21600 0 0 Z N"/></draw:custom-shape><draw:custom-shape draw:style-name="gr21" draw:text-style-name="P122" svg:width="0.671cm" svg:height="0.447cm" svg:x="4.19cm" svg:y="0.557cm"><text:p/><draw:enhanced-geometry svg:viewBox="0 0 21600 21600" draw:type="rectangle" draw:enhanced-path="M 0 0 L 21600 0 21600 21600 0 21600 0 0 Z N"/></draw:custom-shape><draw:custom-shape draw:style-name="gr21" draw:text-style-name="P122" svg:width="0.671cm" svg:height="0.447cm" svg:x="3.519cm" svg:y="1.003cm"><text:p/><draw:enhanced-geometry svg:viewBox="0 0 21600 21600" draw:type="rectangle" draw:enhanced-path="M 0 0 L 21600 0 21600 21600 0 21600 0 0 Z N"/></draw:custom-shape><draw:custom-shape draw:style-name="gr21" draw:text-style-name="P122" svg:width="0.671cm" svg:height="0.447cm" svg:x="4.19cm" svg:y="1.003cm"><text:p/><draw:enhanced-geometry svg:viewBox="0 0 21600 21600" draw:type="rectangle" draw:enhanced-path="M 0 0 L 21600 0 21600 21600 0 21600 0 0 Z N"/></draw:custom-shape><draw:custom-shape draw:style-name="gr22" draw:text-style-name="P122" svg:width="0.671cm" svg:height="0.449cm" svg:x="3.519cm" svg:y="1.451cm"><text:p/><draw:enhanced-geometry svg:viewBox="0 0 21600 21600" draw:type="rectangle" draw:enhanced-path="M 0 0 L 21600 0 21600 21600 0 21600 0 0 Z N"/></draw:custom-shape><draw:custom-shape draw:style-name="gr22" draw:text-style-name="P122" svg:width="0.671cm" svg:height="0.449cm" svg:x="4.19cm" svg:y="1.451cm"><text:p/><draw:enhanced-geometry svg:viewBox="0 0 21600 21600" draw:type="rectangle" draw:enhanced-path="M 0 0 L 21600 0 21600 21600 0 21600 0 0 Z N"/></draw:custom-shape><draw:frame draw:style-name="gr23" draw:text-style-name="P124" svg:width="0.112cm" svg:height="0.623cm" svg:x="3.491cm" svg:y="1.845cm"><draw:text-box><text:p text:style-name="P123"><text:span text:style-name="T183">D</text:span></text:p></draw:text-box></draw:frame><draw:custom-shape draw:style-name="gr21" draw:text-style-name="P122" svg:width="0.671cm" svg:height="0.447cm" svg:x="5.752cm" svg:y="0.557cm"><text:p/><draw:enhanced-geometry svg:viewBox="0 0 21600 21600" draw:type="rectangle" draw:enhanced-path="M 0 0 L 21600 0 21600 21600 0 21600 0 0 Z N"/></draw:custom-shape><draw:custom-shape draw:style-name="gr24" draw:text-style-name="P125" svg:width="0.673cm" svg:height="0.447cm" svg:x="7.091cm" svg:y="0.557cm"><text:p/><draw:enhanced-geometry svg:viewBox="0 0 21600 21600" draw:type="rectangle" draw:enhanced-path="M 0 0 L 21600 0 21600 21600 0 21600 0 0 Z N"/></draw:custom-shape><draw:custom-shape draw:style-name="gr21" draw:text-style-name="P122" svg:width="0.671cm" svg:height="0.447cm" svg:x="5.752cm" svg:y="1.003cm"><text:p/><draw:enhanced-geometry svg:viewBox="0 0 21600 21600" draw:type="rectangle" draw:enhanced-path="M 0 0 L 21600 0 21600 21600 0 21600 0 0 Z N"/></draw:custom-shape><draw:custom-shape draw:style-name="gr24" draw:text-style-name="P125" svg:width="0.673cm" svg:height="0.447cm" svg:x="7.091cm" svg:y="1.003cm"><text:p/><draw:enhanced-geometry svg:viewBox="0 0 21600 21600" draw:type="rectangle" draw:enhanced-path="M 0 0 L 21600 0 21600 21600 0 21600 0 0 Z N"/></draw:custom-shape><draw:custom-shape draw:style-name="gr22" draw:text-style-name="P122" svg:width="0.671cm" svg:height="0.449cm" svg:x="5.752cm" svg:y="1.451cm"><text:p/><draw:enhanced-geometry svg:viewBox="0 0 21600 21600" draw:type="rectangle" draw:enhanced-path="M 0 0 L 21600 0 21600 21600 0 21600 0 0 Z N"/></draw:custom-shape><draw:custom-shape draw:style-name="gr25" draw:text-style-name="P126" svg:width="0.673cm" svg:height="0.449cm" svg:x="7.091cm" svg:y="1.451cm"><text:p/><draw:enhanced-geometry svg:viewBox="0 0 21600 21600" draw:type="rectangle" draw:enhanced-path="M 0 0 L 21600 0 21600 21600 0 21600 0 0 Z N"/></draw:custom-shape><draw:custom-shape draw:style-name="gr26" draw:text-style-name="P122" svg:width="0.059cm" svg:height="0.059cm" svg:x="5.726cm" svg:y="0.5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22" svg:width="0.059cm" svg:height="0.059cm" svg:x="3.491cm" svg:y="1.8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122" svg:width="0.669cm" svg:height="0.447cm" svg:x="6.423cm" svg:y="0.557cm"><text:p/><draw:enhanced-geometry svg:viewBox="0 0 21600 21600" draw:type="rectangle" draw:enhanced-path="M 0 0 L 21600 0 21600 21600 0 21600 0 0 Z N"/></draw:custom-shape><draw:custom-shape draw:style-name="gr26" draw:text-style-name="P122" svg:width="0.059cm" svg:height="0.061cm" svg:x="5.721cm" svg:y="1.8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7" svg:width="0.059cm" svg:height="0.059cm" svg:x="7.731cm" svg:y="0.5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27" svg:width="0.059cm" svg:height="0.061cm" svg:x="7.73cm" svg:y="1.8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22" svg:width="0.671cm" svg:height="0.447cm" svg:x="4.86cm" svg:y="0.557cm"><text:p/><draw:enhanced-geometry svg:viewBox="0 0 21600 21600" draw:type="rectangle" draw:enhanced-path="M 0 0 L 21600 0 21600 21600 0 21600 0 0 Z N"/></draw:custom-shape><draw:custom-shape draw:style-name="gr21" draw:text-style-name="P122" svg:width="0.671cm" svg:height="0.447cm" svg:x="4.86cm" svg:y="1.003cm"><text:p/><draw:enhanced-geometry svg:viewBox="0 0 21600 21600" draw:type="rectangle" draw:enhanced-path="M 0 0 L 21600 0 21600 21600 0 21600 0 0 Z N"/></draw:custom-shape><draw:custom-shape draw:style-name="gr22" draw:text-style-name="P122" svg:width="0.671cm" svg:height="0.449cm" svg:x="4.86cm" svg:y="1.451cm"><text:p/><draw:enhanced-geometry svg:viewBox="0 0 21600 21600" draw:type="rectangle" draw:enhanced-path="M 0 0 L 21600 0 21600 21600 0 21600 0 0 Z N"/></draw:custom-shape><draw:frame draw:style-name="gr23" draw:text-style-name="P124" svg:width="0.114cm" svg:height="0.623cm" svg:x="5.608cm" svg:y="1.839cm"><draw:text-box><text:p text:style-name="P123"><text:span text:style-name="T183">C</text:span></text:p></draw:text-box></draw:frame><draw:custom-shape draw:style-name="gr26" draw:text-style-name="P122" svg:width="0.057cm" svg:height="0.059cm" svg:x="5.498cm" svg:y="1.8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124" svg:width="0.112cm" svg:height="0.623cm" svg:x="5.641cm" svg:y="0.019cm"><draw:text-box><text:p text:style-name="P123"><text:span text:style-name="T183">B</text:span></text:p></draw:text-box></draw:frame><draw:custom-shape draw:style-name="gr26" draw:text-style-name="P122" svg:width="0.059cm" svg:height="0.059cm" svg:x="5.5cm" svg:y="0.5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124" svg:width="0.112cm" svg:height="0.623cm" svg:x="3.493cm" svg:y="0.049cm"><draw:text-box><text:p text:style-name="P123"><text:span text:style-name="T183">A</text:span></text:p></draw:text-box></draw:frame><draw:custom-shape draw:style-name="gr26" draw:text-style-name="P122" svg:width="0.059cm" svg:height="0.059cm" svg:x="3.493cm" svg:y="0.5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122" svg:width="0.669cm" svg:height="0.447cm" svg:x="6.423cm" svg:y="1.003cm"><text:p/><draw:enhanced-geometry svg:viewBox="0 0 21600 21600" draw:type="rectangle" draw:enhanced-path="M 0 0 L 21600 0 21600 21600 0 21600 0 0 Z N"/></draw:custom-shape><draw:custom-shape draw:style-name="gr29" draw:text-style-name="P122" svg:width="0.669cm" svg:height="0.449cm" svg:x="6.423cm" svg:y="1.451cm"><text:p/><draw:enhanced-geometry svg:viewBox="0 0 21600 21600" draw:type="rectangle" draw:enhanced-path="M 0 0 L 21600 0 21600 21600 0 21600 0 0 Z N"/></draw:custom-shap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custom-shape text:anchor-type="paragraph" draw:z-index="300" draw:name="Shape62_4" draw:style-name="gr11" draw:text-style-name="P117" svg:width="0.406cm" svg:height="3.238cm" draw:transform="rotate (1.5707963267949) translate (-0.0635cm 0.566208333333333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99" draw:name="Shape62_0" draw:style-name="gr12" draw:text-style-name="P117" svg:width="0.406cm" svg:height="4.419cm" draw:transform="rotate (1.5707963267949) translate (3.43605555555556cm 0.567972222222222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h>
      <text:h text:style-name="_5f_Paragraphe" text:outline-level="1"><text:span text:style-name="_5f_Caractères"><text:s text:c="10"/></text:span><draw:frame draw:style-name="fr5" draw:name="Objet22" text:anchor-type="char" svg:x="0.559cm" svg:y="0.055cm" svg:width="2.572cm" svg:height="0.87cm" draw:z-index="307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_5f_Caractères"><text:s text:c="21"/></text:span><draw:frame draw:style-name="fr5" draw:name="Objet21" text:anchor-type="char" svg:x="4.565cm" svg:y="0.176cm" svg:width="2.572cm" svg:height="0.87cm" draw:z-index="305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_5f_Caractères"><text:s/></text:span></text:h>
      <text:h text:style-name="_5f_Paragraphe" text:outline-level="1"/>
      <text:list xml:id="list170205281328891" text:continue-numbering="true" text:style-name="_5f_Numérotation_20_des_20_exercices">
        <text:list-item>
          <text:h text:style-name="P110" text:outline-level="1"><text:span text:style-name="_5f_Caractères"><text:s/>On considère le rectangle ABCD ci-dessous :</text:span></text:h>
        </text:list-item>
      </text:list>
      <text:h text:style-name="_5f_Paragraphe" text:outline-level="1"><draw:g text:anchor-type="char" draw:z-index="297" draw:name="Shape4" draw:style-name="gr14"><draw:g draw:style-name="gr15"><draw:line draw:style-name="gr16" draw:text-style-name="P118" svg:x1="2.848cm" svg:y1="-0.114cm" svg:x2="2.848cm" svg:y2="2.514cm"><text:p/></draw:line><draw:line draw:style-name="gr17" draw:text-style-name="P118" svg:x1="3.196cm" svg:y1="-0.114cm" svg:x2="3.196cm" svg:y2="2.514cm"><text:p/></draw:line><draw:line draw:style-name="gr16" draw:text-style-name="P118" svg:x1="3.543cm" svg:y1="-0.114cm" svg:x2="3.543cm" svg:y2="2.514cm"><text:p/></draw:line><draw:line draw:style-name="gr17" draw:text-style-name="P118" svg:x1="3.891cm" svg:y1="-0.114cm" svg:x2="3.891cm" svg:y2="2.514cm"><text:p/></draw:line><draw:line draw:style-name="gr16" draw:text-style-name="P118" svg:x1="4.237cm" svg:y1="-0.114cm" svg:x2="4.237cm" svg:y2="2.514cm"><text:p/></draw:line><draw:line draw:style-name="gr17" draw:text-style-name="P118" svg:x1="4.586cm" svg:y1="-0.114cm" svg:x2="4.586cm" svg:y2="2.514cm"><text:p/></draw:line><draw:line draw:style-name="gr16" draw:text-style-name="P118" svg:x1="4.932cm" svg:y1="-0.114cm" svg:x2="4.932cm" svg:y2="2.514cm"><text:p/></draw:line><draw:line draw:style-name="gr17" draw:text-style-name="P118" svg:x1="5.281cm" svg:y1="-0.114cm" svg:x2="5.281cm" svg:y2="2.514cm"><text:p/></draw:line><draw:line draw:style-name="gr16" draw:text-style-name="P118" svg:x1="5.627cm" svg:y1="-0.114cm" svg:x2="5.627cm" svg:y2="2.514cm"><text:p/></draw:line><draw:line draw:style-name="gr16" draw:text-style-name="P118" svg:x1="2.848cm" svg:y1="-0.114cm" svg:x2="5.627cm" svg:y2="-0.114cm"><text:p/></draw:line><draw:line draw:style-name="gr17" draw:text-style-name="P118" svg:x1="2.848cm" svg:y1="0.214cm" svg:x2="5.627cm" svg:y2="0.214cm"><text:p/></draw:line><draw:line draw:style-name="gr16" draw:text-style-name="P118" svg:x1="2.848cm" svg:y1="0.543cm" svg:x2="5.627cm" svg:y2="0.543cm"><text:p/></draw:line><draw:line draw:style-name="gr17" draw:text-style-name="P118" svg:x1="2.848cm" svg:y1="0.871cm" svg:x2="5.627cm" svg:y2="0.871cm"><text:p/></draw:line><draw:line draw:style-name="gr16" draw:text-style-name="P118" svg:x1="2.848cm" svg:y1="1.2cm" svg:x2="5.627cm" svg:y2="1.2cm"><text:p/></draw:line><draw:line draw:style-name="gr17" draw:text-style-name="P118" svg:x1="2.848cm" svg:y1="1.529cm" svg:x2="5.627cm" svg:y2="1.529cm"><text:p/></draw:line><draw:line draw:style-name="gr16" draw:text-style-name="P118" svg:x1="2.848cm" svg:y1="1.857cm" svg:x2="5.627cm" svg:y2="1.857cm"><text:p/></draw:line><draw:line draw:style-name="gr17" draw:text-style-name="P118" svg:x1="2.848cm" svg:y1="2.186cm" svg:x2="5.627cm" svg:y2="2.186cm"><text:p/></draw:line><draw:line draw:style-name="gr16" draw:text-style-name="P118" svg:x1="2.848cm" svg:y1="2.51cm" svg:x2="5.627cm" svg:y2="2.51cm"><text:p/></draw:line></draw:g><draw:line draw:style-name="gr18" draw:text-style-name="P119" svg:x1="3.197cm" svg:y1="0.207cm" svg:x2="5.281cm" svg:y2="0.207cm"><text:p/></draw:line><draw:line draw:style-name="gr18" draw:text-style-name="P119" svg:x1="3.197cm" svg:y1="0.207cm" svg:x2="3.197cm" svg:y2="1.85cm"><text:p/></draw:line><draw:line draw:style-name="gr18" draw:text-style-name="P119" svg:x1="5.281cm" svg:y1="0.207cm" svg:x2="5.281cm" svg:y2="1.85cm"><text:p/></draw:line><draw:line draw:style-name="gr18" draw:text-style-name="P119" svg:x1="3.197cm" svg:y1="1.845cm" svg:x2="5.281cm" svg:y2="1.845cm"><text:p/></draw:line><draw:frame draw:style-name="gr19" draw:text-style-name="P121" svg:width="0.279cm" svg:height="0.414cm" svg:x="2.916cm" svg:y="-0.115cm"><draw:text-box><text:p text:style-name="P120"><text:span text:style-name="T182">A</text:span></text:p></draw:text-box></draw:frame><draw:frame draw:style-name="gr19" draw:text-style-name="P121" svg:width="0.278cm" svg:height="0.414cm" svg:x="5.318cm" svg:y="-0.057cm"><draw:text-box><text:p text:style-name="P120"><text:span text:style-name="T182">B</text:span></text:p></draw:text-box></draw:frame><draw:frame draw:style-name="gr19" draw:text-style-name="P121" svg:width="0.278cm" svg:height="0.414cm" svg:x="5.35cm" svg:y="1.857cm"><draw:text-box><text:p text:style-name="P120"><text:span text:style-name="T182">C</text:span></text:p></draw:text-box></draw:frame><draw:frame draw:style-name="gr20" draw:text-style-name="P121" svg:width="0.279cm" svg:height="0.414cm" svg:x="2.987cm" svg:y="1.848cm"><draw:text-box><text:p text:style-name="P120"><text:span text:style-name="T182">D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On décide que ce rectangle ABCD est l’unité d’aire. Quelle fraction du rectangle ABCD représente alors chacun des rectangles ci-dessous ?</text:span></text:h>
      <text:section text:style-name="Sect2" text:name="Section15">
        <text:h text:style-name="_5f_Paragraphe" text:outline-level="1"><draw:line text:anchor-type="paragraph" draw:z-index="313" draw:name="Forme6" draw:style-name="gr9" draw:text-style-name="P112" svg:x1="2.501cm" svg:y1="0.333cm" svg:x2="2.501cm" svg:y2="1.97cm"><text:p/></draw:line><draw:g text:anchor-type="paragraph" draw:z-index="33" draw:name="DrawObject1" draw:style-name="gr113"><draw:g draw:name="Shape10" draw:style-name="gr15"><draw:g draw:style-name="gr15"><draw:line draw:style-name="gr16" draw:text-style-name="P118" svg:x1="0.065cm" svg:y1="0.006cm" svg:x2="0.065cm" svg:y2="2.624cm"><text:p/></draw:line><draw:line draw:style-name="gr17" draw:text-style-name="P118" svg:x1="0.411cm" svg:y1="0.006cm" svg:x2="0.411cm" svg:y2="2.624cm"><text:p/></draw:line><draw:line draw:style-name="gr16" draw:text-style-name="P118" svg:x1="0.761cm" svg:y1="0.006cm" svg:x2="0.761cm" svg:y2="2.624cm"><text:p/></draw:line><draw:line draw:style-name="gr17" draw:text-style-name="P118" svg:x1="1.109cm" svg:y1="0.006cm" svg:x2="1.109cm" svg:y2="2.624cm"><text:p/></draw:line><draw:line draw:style-name="gr16" draw:text-style-name="P118" svg:x1="1.457cm" svg:y1="0.006cm" svg:x2="1.457cm" svg:y2="2.624cm"><text:p/></draw:line><draw:line draw:style-name="gr17" draw:text-style-name="P118" svg:x1="1.805cm" svg:y1="0.006cm" svg:x2="1.805cm" svg:y2="2.624cm"><text:p/></draw:line><draw:line draw:style-name="gr16" draw:text-style-name="P118" svg:x1="2.152cm" svg:y1="0.006cm" svg:x2="2.152cm" svg:y2="2.624cm"><text:p/></draw:line><draw:line draw:style-name="gr17" draw:text-style-name="P118" svg:x1="2.501cm" svg:y1="0.006cm" svg:x2="2.501cm" svg:y2="2.624cm"><text:p/></draw:line><draw:line draw:style-name="gr16" draw:text-style-name="P118" svg:x1="2.847cm" svg:y1="0.006cm" svg:x2="2.847cm" svg:y2="2.624cm"><text:p/></draw:line><draw:line draw:style-name="gr17" draw:text-style-name="P118" svg:x1="3.197cm" svg:y1="0.006cm" svg:x2="3.197cm" svg:y2="2.624cm"><text:p/></draw:line><draw:line draw:style-name="gr16" draw:text-style-name="P118" svg:x1="3.545cm" svg:y1="0.006cm" svg:x2="3.545cm" svg:y2="2.624cm"><text:p/></draw:line><draw:line draw:style-name="gr17" draw:text-style-name="P118" svg:x1="3.893cm" svg:y1="0.006cm" svg:x2="3.893cm" svg:y2="2.624cm"><text:p/></draw:line><draw:line draw:style-name="gr16" draw:text-style-name="P118" svg:x1="4.241cm" svg:y1="0.006cm" svg:x2="4.241cm" svg:y2="2.624cm"><text:p/></draw:line><draw:line draw:style-name="gr16" draw:text-style-name="P118" svg:x1="0.065cm" svg:y1="0.006cm" svg:x2="4.241cm" svg:y2="0.006cm"><text:p/></draw:line><draw:line draw:style-name="gr17" draw:text-style-name="P118" svg:x1="0.065cm" svg:y1="0.333cm" svg:x2="4.241cm" svg:y2="0.333cm"><text:p/></draw:line><draw:line draw:style-name="gr16" draw:text-style-name="P118" svg:x1="0.065cm" svg:y1="0.661cm" svg:x2="4.241cm" svg:y2="0.661cm"><text:p/></draw:line><draw:line draw:style-name="gr17" draw:text-style-name="P118" svg:x1="0.065cm" svg:y1="0.986cm" svg:x2="4.241cm" svg:y2="0.986cm"><text:p/></draw:line><draw:line draw:style-name="gr16" draw:text-style-name="P118" svg:x1="0.065cm" svg:y1="1.316cm" svg:x2="4.241cm" svg:y2="1.316cm"><text:p/></draw:line><draw:line draw:style-name="gr17" draw:text-style-name="P118" svg:x1="0.065cm" svg:y1="1.643cm" svg:x2="4.241cm" svg:y2="1.643cm"><text:p/></draw:line><draw:line draw:style-name="gr16" draw:text-style-name="P118" svg:x1="0.065cm" svg:y1="1.97cm" svg:x2="4.241cm" svg:y2="1.97cm"><text:p/></draw:line><draw:line draw:style-name="gr17" draw:text-style-name="P118" svg:x1="0.065cm" svg:y1="2.298cm" svg:x2="4.241cm" svg:y2="2.298cm"><text:p/></draw:line><draw:line draw:style-name="gr16" draw:text-style-name="P118" svg:x1="0.065cm" svg:y1="2.626cm" svg:x2="4.241cm" svg:y2="2.626cm"><text:p/></draw:line></draw:g><draw:line draw:style-name="gr18" draw:text-style-name="P119" svg:x1="0.411cm" svg:y1="0.333cm" svg:x2="3.195cm" svg:y2="0.333cm"><text:p/></draw:line><draw:line draw:style-name="gr18" draw:text-style-name="P119" svg:x1="3.197cm" svg:y1="1.97cm" svg:x2="3.197cm" svg:y2="0.333cm"><text:p/></draw:line><draw:line draw:style-name="gr18" draw:text-style-name="P119" svg:x1="0.411cm" svg:y1="1.97cm" svg:x2="0.411cm" svg:y2="0.333cm"><text:p/></draw:line><draw:line draw:style-name="gr18" draw:text-style-name="P119" svg:x1="0.411cm" svg:y1="1.97cm" svg:x2="3.195cm" svg:y2="1.97cm"><text:p/></draw:line></draw:g><draw:custom-shape draw:name="Forme7" draw:style-name="gr114" draw:text-style-name="P155" svg:width="2.091cm" svg:height="1.638cm" svg:x="0.411cm" svg:y="0.333cm"><text:p/><draw:enhanced-geometry svg:viewBox="0 0 21600 21600" draw:type="rectangle" draw:enhanced-path="M 0 0 L 21600 0 21600 21600 0 21600 0 0 Z N"/></draw:custom-shape><draw:line draw:name="Forme10" draw:style-name="gr112" draw:text-style-name="P112" svg:x1="1.109cm" svg:y1="0.333cm" svg:x2="1.109cm" svg:y2="1.97cm"><text:p/></draw:line><draw:line draw:name="Forme10_1" draw:style-name="gr112" draw:text-style-name="P112" svg:x1="2.501cm" svg:y1="0.333cm" svg:x2="2.501cm" svg:y2="1.97cm"><text:p/></draw:line><draw:line draw:name="Forme10_2" draw:style-name="gr112" draw:text-style-name="P112" svg:x1="1.804cm" svg:y1="0.333cm" svg:x2="1.804cm" svg:y2="1.97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><text:s text:c="8"/></text:span><draw:frame draw:style-name="fr5" draw:name="Objet23" text:anchor-type="char" svg:x="0.739cm" svg:y="0.282cm" svg:width="2.572cm" svg:height="0.87cm" draw:z-index="310"><draw:object xlink:href="./Object 23" xlink:type="simple" xlink:show="embed" xlink:actuate="onLoad"/><draw:image xlink:href="./ObjectReplacements/Object 23" xlink:type="simple" xlink:show="embed" xlink:actuate="onLoad"/><svg:desc>formule</svg:desc></draw:frame></text:h>
        <text:h text:style-name="_5f_Paragraphe" text:outline-level="1"><draw:line text:anchor-type="paragraph" draw:z-index="314" draw:name="Forme8" draw:style-name="gr9" draw:text-style-name="P112" svg:x1="2.731cm" svg:y1="0.367cm" svg:x2="2.731cm" svg:y2="2.004cm"><text:p/></draw:line><draw:g text:anchor-type="char" draw:z-index="34" draw:name="DrawObject2" draw:style-name="gr110"><draw:g draw:name="Shape11" draw:style-name="gr15"><draw:g draw:style-name="gr15"><draw:line draw:style-name="gr16" draw:text-style-name="P118" svg:x1="0.277cm" svg:y1="0.042cm" svg:x2="0.277cm" svg:y2="2.661cm"><text:p/></draw:line><draw:line draw:style-name="gr17" draw:text-style-name="P118" svg:x1="0.628cm" svg:y1="0.042cm" svg:x2="0.628cm" svg:y2="2.661cm"><text:p/></draw:line><draw:line draw:style-name="gr16" draw:text-style-name="P118" svg:x1="0.979cm" svg:y1="0.042cm" svg:x2="0.979cm" svg:y2="2.661cm"><text:p/></draw:line><draw:line draw:style-name="gr17" draw:text-style-name="P118" svg:x1="1.328cm" svg:y1="0.042cm" svg:x2="1.328cm" svg:y2="2.661cm"><text:p/></draw:line><draw:line draw:style-name="gr16" draw:text-style-name="P118" svg:x1="1.679cm" svg:y1="0.042cm" svg:x2="1.679cm" svg:y2="2.661cm"><text:p/></draw:line><draw:line draw:style-name="gr17" draw:text-style-name="P118" svg:x1="2.03cm" svg:y1="0.042cm" svg:x2="2.03cm" svg:y2="2.661cm"><text:p/></draw:line><draw:line draw:style-name="gr16" draw:text-style-name="P118" svg:x1="2.381cm" svg:y1="0.042cm" svg:x2="2.381cm" svg:y2="2.661cm"><text:p/></draw:line><draw:line draw:style-name="gr17" draw:text-style-name="P118" svg:x1="2.731cm" svg:y1="0.042cm" svg:x2="2.731cm" svg:y2="2.661cm"><text:p/></draw:line><draw:line draw:style-name="gr16" draw:text-style-name="P118" svg:x1="3.082cm" svg:y1="0.042cm" svg:x2="3.082cm" svg:y2="2.661cm"><text:p/></draw:line><draw:line draw:style-name="gr17" draw:text-style-name="P118" svg:x1="3.433cm" svg:y1="0.042cm" svg:x2="3.433cm" svg:y2="2.661cm"><text:p/></draw:line><draw:line draw:style-name="gr16" draw:text-style-name="P118" svg:x1="3.784cm" svg:y1="0.042cm" svg:x2="3.784cm" svg:y2="2.661cm"><text:p/></draw:line><draw:line draw:style-name="gr17" draw:text-style-name="P118" svg:x1="4.135cm" svg:y1="0.042cm" svg:x2="4.135cm" svg:y2="2.661cm"><text:p/></draw:line><draw:line draw:style-name="gr16" draw:text-style-name="P118" svg:x1="4.484cm" svg:y1="0.042cm" svg:x2="4.484cm" svg:y2="2.661cm"><text:p/></draw:line><draw:line draw:style-name="gr16" draw:text-style-name="P118" svg:x1="0.277cm" svg:y1="0.042cm" svg:x2="4.484cm" svg:y2="0.042cm"><text:p/></draw:line><draw:line draw:style-name="gr17" draw:text-style-name="P118" svg:x1="0.277cm" svg:y1="0.367cm" svg:x2="4.484cm" svg:y2="0.367cm"><text:p/></draw:line><draw:line draw:style-name="gr16" draw:text-style-name="P118" svg:x1="0.277cm" svg:y1="0.695cm" svg:x2="4.484cm" svg:y2="0.695cm"><text:p/></draw:line><draw:line draw:style-name="gr17" draw:text-style-name="P118" svg:x1="0.277cm" svg:y1="1.023cm" svg:x2="4.484cm" svg:y2="1.023cm"><text:p/></draw:line><draw:line draw:style-name="gr16" draw:text-style-name="P118" svg:x1="0.277cm" svg:y1="1.351cm" svg:x2="4.484cm" svg:y2="1.351cm"><text:p/></draw:line><draw:line draw:style-name="gr17" draw:text-style-name="P118" svg:x1="0.277cm" svg:y1="1.679cm" svg:x2="4.484cm" svg:y2="1.679cm"><text:p/></draw:line><draw:line draw:style-name="gr16" draw:text-style-name="P118" svg:x1="0.277cm" svg:y1="2.002cm" svg:x2="4.484cm" svg:y2="2.002cm"><text:p/></draw:line><draw:line draw:style-name="gr17" draw:text-style-name="P118" svg:x1="0.277cm" svg:y1="2.332cm" svg:x2="4.484cm" svg:y2="2.332cm"><text:p/></draw:line><draw:line draw:style-name="gr16" draw:text-style-name="P118" svg:x1="0.277cm" svg:y1="2.66cm" svg:x2="4.484cm" svg:y2="2.66cm"><text:p/></draw:line></draw:g><draw:line draw:style-name="gr18" draw:text-style-name="P119" svg:x1="0.628cm" svg:y1="0.367cm" svg:x2="3.783cm" svg:y2="0.367cm"><text:p/></draw:line><draw:line draw:style-name="gr18" draw:text-style-name="P119" svg:x1="0.628cm" svg:y1="2.002cm" svg:x2="3.783cm" svg:y2="2.002cm"><text:p/></draw:line><draw:line draw:style-name="gr18" draw:text-style-name="P119" svg:x1="0.628cm" svg:y1="0.367cm" svg:x2="0.628cm" svg:y2="2.004cm"><text:p/></draw:line><draw:line draw:style-name="gr18" draw:text-style-name="P119" svg:x1="3.784cm" svg:y1="0.367cm" svg:x2="3.784cm" svg:y2="2.004cm"><text:p/></draw:line></draw:g><draw:custom-shape draw:name="Forme9" draw:style-name="gr111" draw:text-style-name="P155" svg:width="2.103cm" svg:height="1.638cm" svg:x="0.628cm" svg:y="0.367cm"><text:p/><draw:enhanced-geometry svg:viewBox="0 0 21600 21600" draw:type="rectangle" draw:enhanced-path="M 0 0 L 21600 0 21600 21600 0 21600 0 0 Z N"/></draw:custom-shape><draw:line draw:name="Forme10_0" draw:style-name="gr112" draw:text-style-name="P112" svg:x1="1.679cm" svg:y1="0.367cm" svg:x2="1.679cm" svg:y2="2.004cm"><text:p/></draw:line><draw:line draw:name="Forme10_3" draw:style-name="gr112" draw:text-style-name="P112" svg:x1="2.731cm" svg:y1="0.367cm" svg:x2="2.731cm" svg:y2="2.004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Standard"><text:s text:c="11"/><draw:frame draw:style-name="fr5" draw:name="Objet24" text:anchor-type="char" svg:x="1.016cm" svg:y="0.3cm" svg:width="2.572cm" svg:height="0.87cm" draw:z-index="308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9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8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8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8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8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84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85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8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8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8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81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71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72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78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79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7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61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77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60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74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7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6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7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7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7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7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280"><draw:text-box fo:min-height="0.499cm" fo:min-width="7.096cm"><draw:frame draw:style-name="Mfr2" draw:name="Frame56" text:anchor-type="frame" svg:x="0.45cm" svg:y="0.079cm" svg:width="0.817cm" draw:z-index="281"><draw:text-box fo:min-height="0.355cm"><text:p text:style-name="MP3"><text:page-number text:select-page="current">1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66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7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6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64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65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5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6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63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41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58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59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60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6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5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5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3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52" draw:name="Shape3_12" draw:style-name="Mgr5" draw:text-style-name="MP1" svg:x1="10.308cm" svg:y1="0.388cm" svg:x2="20.496cm" svg:y2="0.36cm"><text:p/></draw:line><draw:path text:anchor-type="paragraph" draw:z-index="35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54" draw:name="Shape3_27" draw:style-name="Mgr5" draw:text-style-name="MP1" svg:x1="10.308cm" svg:y1="0.388cm" svg:x2="20.496cm" svg:y2="0.36cm"><text:p/></draw:line><draw:path text:anchor-type="paragraph" draw:z-index="35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32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8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23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4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0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1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8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9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6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7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4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5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1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2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10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5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6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2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7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8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4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5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92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93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9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90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91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7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8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50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351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186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8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8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8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17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7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7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33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349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65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31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332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61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6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57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55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52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3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54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49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46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43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4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5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40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1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39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6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4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5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31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2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29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30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26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7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25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23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24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21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22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8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9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0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7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15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6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13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14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11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12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9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10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7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8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5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6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3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4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01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02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9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00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7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8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5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6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93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94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91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2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89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90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8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325" draw:name="Shape7_8" draw:style-name="Mgr9" draw:text-style-name="MP1" svg:x1="9.042cm" svg:y1="0.36cm" svg:x2="20.461cm" svg:y2="0.36cm"><text:p/></draw:line><draw:path text:anchor-type="paragraph" draw:z-index="326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27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328" draw:name="Shape7_9" draw:style-name="Mgr9" draw:text-style-name="MP1" svg:x1="9.042cm" svg:y1="0.36cm" svg:x2="20.461cm" svg:y2="0.36cm"><text:p/></draw:line><draw:path text:anchor-type="paragraph" draw:z-index="329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30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7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319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20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321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322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23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324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4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466562342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2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0205040094372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3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0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1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8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9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7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4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1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2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0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8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9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6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7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316" draw:name="Shape9" draw:style-name="Mgr1" draw:text-style-name="MP1" svg:x1="11.559cm" svg:y1="0.36cm" svg:x2="20.5cm" svg:y2="0.36cm"><text:p/></draw:line><draw:frame text:anchor-type="paragraph" draw:z-index="317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318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5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4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4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4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2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83" draw:name="Shape3_0" draw:style-name="Mgr14" draw:text-style-name="MP1" svg:x1="10.893cm" svg:y1="0.403cm" svg:x2="20.503cm" svg:y2="0.327cm"><text:p/></draw:line><draw:path text:anchor-type="char" draw:z-index="4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84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5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28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0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1T17:21:03.397000000</meta:creation-date>
    <meta:editing-duration>PT21M11S</meta:editing-duration>
    <meta:editing-cycles>11</meta:editing-cycles>
    <meta:generator>LibreOffice/7.4.2.3$Windows_X86_64 LibreOffice_project/382eef1f22670f7f4118c8c2dd222ec7ad009daf</meta:generator>
    <meta:initial-creator>M. KHARROUBI</meta:initial-creator>
    <dc:description>Fiche 2 - série 1</dc:description>
    <dc:title>Fractions : Représentation géométrique - Corrigé</dc:title>
    <dc:date>2022-12-05T17:02:02.043000000</dc:date>
    <meta:document-statistic meta:table-count="0" meta:image-count="0" meta:object-count="24" meta:page-count="1" meta:paragraph-count="761" meta:word-count="2806" meta:character-count="18670" meta:non-whitespace-character-count="15997"/>
    <meta:template xlink:type="simple" xlink:actuate="onRequest" xlink:title="3-Calculer_(entiers et décimaux)_Serie_1_Additions_et_soustractions" xlink:href="../../Corrections%20brutes/Fiche%202%20-%20corrigé%20:%20Fractions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 size 10 {color black {1}  over color black {4} }</annotation>
  </semantics>
</math>
</file>

<file path=Object 10/content.xml><?xml version="1.0" encoding="utf-8"?>
<math xmlns="http://www.w3.org/1998/Math/MathML" display="block">
  <semantics>
    <mstyle mathsize="10pt">
      <mfrac>
        <mstyle mathcolor="black">
          <mn>11</mn>
        </mstyle>
        <mstyle mathcolor="black">
          <mn>12</mn>
        </mstyle>
      </mfrac>
    </mstyle>
    <annotation encoding="StarMath 5.0"> size 10 {color black {11}  over color black {12} }</annotation>
  </semantics>
</math>
</file>

<file path=Object 11/content.xml><?xml version="1.0" encoding="utf-8"?>
<math xmlns="http://www.w3.org/1998/Math/MathML" display="block">
  <semantics>
    <mstyle mathsize="10pt">
      <mrow>
        <mfrac>
          <mstyle mathcolor="black">
            <mn>10</mn>
          </mstyle>
          <mstyle mathcolor="black">
            <mn>24</mn>
          </mstyle>
        </mfrac>
        <mrow>
          <mspace width="0.5em"/>
          <mo stretchy="false">=</mo>
          <mspace width="0.5em"/>
        </mrow>
        <mfrac>
          <mstyle mathcolor="black">
            <mn>5</mn>
          </mstyle>
          <mstyle mathcolor="black">
            <mn>12</mn>
          </mstyle>
        </mfrac>
      </mrow>
    </mstyle>
    <annotation encoding="StarMath 5.0"> size 10 {color black {10}  over color black {24} `=` color black {5}  over color black {12}}</annotation>
  </semantics>
</math>
</file>

<file path=Object 12/content.xml><?xml version="1.0" encoding="utf-8"?>
<math xmlns="http://www.w3.org/1998/Math/MathML" display="block">
  <semantics>
    <mstyle mathsize="10pt">
      <mrow>
        <mfrac>
          <mstyle mathcolor="black">
            <mn>4</mn>
          </mstyle>
          <mstyle mathcolor="black">
            <mn>6</mn>
          </mstyle>
        </mfrac>
        <mrow>
          <mspace width="0.5em"/>
          <mo stretchy="false">=</mo>
          <mspace width="0.5em"/>
        </mrow>
        <mfrac>
          <mstyle mathcolor="black">
            <mn>2</mn>
          </mstyle>
          <mstyle mathcolor="black">
            <mn>3</mn>
          </mstyle>
        </mfrac>
      </mrow>
    </mstyle>
    <annotation encoding="StarMath 5.0"> size 10 {color black {4}  over color black {6} `=` color black {2}  over color black {3}}</annotation>
  </semantics>
</math>
</file>

<file path=Object 13/content.xml><?xml version="1.0" encoding="utf-8"?>
<math xmlns="http://www.w3.org/1998/Math/MathML" display="block">
  <semantics>
    <mstyle mathsize="10pt">
      <mrow>
        <mfrac>
          <mstyle mathcolor="black">
            <mn>10</mn>
          </mstyle>
          <mstyle mathcolor="black">
            <mn>16</mn>
          </mstyle>
        </mfrac>
        <mrow>
          <mspace width="0.5em"/>
          <mo stretchy="false">=</mo>
          <mspace width="0.5em"/>
        </mrow>
        <mfrac>
          <mstyle mathcolor="black">
            <mn>5</mn>
          </mstyle>
          <mstyle mathcolor="black">
            <mn>8</mn>
          </mstyle>
        </mfrac>
      </mrow>
    </mstyle>
    <annotation encoding="StarMath 5.0"> size 10 {color black {10}  over color black {16} `=` color black {5}  over color black {8}}</annotation>
  </semantics>
</math>
</file>

<file path=Object 14/content.xml><?xml version="1.0" encoding="utf-8"?>
<math xmlns="http://www.w3.org/1998/Math/MathML" display="block">
  <semantics>
    <mstyle mathsize="10pt">
      <mrow>
        <mfrac>
          <mstyle mathcolor="black">
            <mn>14</mn>
          </mstyle>
          <mstyle mathcolor="black">
            <mn>16</mn>
          </mstyle>
        </mfrac>
        <mrow>
          <mspace width="0.5em"/>
          <mo stretchy="false">=</mo>
          <mspace width="0.5em"/>
        </mrow>
        <mfrac>
          <mstyle mathcolor="black">
            <mn>7</mn>
          </mstyle>
          <mstyle mathcolor="black">
            <mn>8</mn>
          </mstyle>
        </mfrac>
      </mrow>
    </mstyle>
    <annotation encoding="StarMath 5.0"> size 10 {color black {14}  over color black {16} `=` color black {7}  over color black {8}}</annotation>
  </semantics>
</math>
</file>

<file path=Object 15/content.xml><?xml version="1.0" encoding="utf-8"?>
<math xmlns="http://www.w3.org/1998/Math/MathML" display="block">
  <semantics>
    <mstyle mathsize="10pt">
      <mrow>
        <mfrac>
          <mstyle mathcolor="black">
            <mn>4</mn>
          </mstyle>
          <mstyle mathcolor="black">
            <mn>16</mn>
          </mstyle>
        </mfrac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4</mn>
          </mstyle>
        </mfrac>
      </mrow>
    </mstyle>
    <annotation encoding="StarMath 5.0"> size 10 {color black {4}  over color black {16} `=` color black {1}  over color black {4}}</annotation>
  </semantics>
</math>
</file>

<file path=Object 16/content.xml><?xml version="1.0" encoding="utf-8"?>
<math xmlns="http://www.w3.org/1998/Math/MathML" display="block">
  <semantics>
    <mstyle mathsize="10pt">
      <mfrac>
        <mstyle mathcolor="black">
          <mn>13</mn>
        </mstyle>
        <mstyle mathcolor="black">
          <mn>16</mn>
        </mstyle>
      </mfrac>
    </mstyle>
    <annotation encoding="StarMath 5.0"> size 10 {color black {13}  over color black {16}}</annotation>
  </semantics>
</math>
</file>

<file path=Object 17/content.xml><?xml version="1.0" encoding="utf-8"?>
<math xmlns="http://www.w3.org/1998/Math/MathML" display="block">
  <semantics>
    <mstyle mathsize="10pt">
      <mfrac>
        <mstyle mathcolor="black">
          <mn>7</mn>
        </mstyle>
        <mstyle mathcolor="black">
          <mn>16</mn>
        </mstyle>
      </mfrac>
    </mstyle>
    <annotation encoding="StarMath 5.0"> size 10 {color black {7}  over color black {16}}</annotation>
  </semantics>
</math>
</file>

<file path=Object 18/content.xml><?xml version="1.0" encoding="utf-8"?>
<math xmlns="http://www.w3.org/1998/Math/MathML" display="block">
  <semantics>
    <mstyle mathsize="10pt">
      <mrow>
        <mfrac>
          <mstyle mathcolor="black">
            <mn>4</mn>
          </mstyle>
          <mstyle mathcolor="black">
            <mn>16</mn>
          </mstyle>
        </mfrac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4</mn>
          </mstyle>
        </mfrac>
      </mrow>
    </mstyle>
    <annotation encoding="StarMath 5.0"> size 10 {color black {4}  over color black {16} `=` color black {1}  over color black {4}}</annotation>
  </semantics>
</math>
</file>

<file path=Object 19/content.xml><?xml version="1.0" encoding="utf-8"?>
<math xmlns="http://www.w3.org/1998/Math/MathML" display="block">
  <semantics>
    <mstyle mathsize="10pt">
      <mfrac>
        <mstyle mathcolor="black">
          <mn>4</mn>
        </mstyle>
        <mstyle mathcolor="black">
          <mn>9</mn>
        </mstyle>
      </mfrac>
    </mstyle>
    <annotation encoding="StarMath 5.0"> size 10 {color black {4}  over color black {9} }</annotation>
  </semantics>
</math>
</file>

<file path=Object 2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4</mn>
        </mstyle>
      </mfrac>
    </mstyle>
    <annotation encoding="StarMath 5.0"> size 10 {color black {3}  over color black {4} }</annotation>
  </semantics>
</math>
</file>

<file path=Object 20/content.xml><?xml version="1.0" encoding="utf-8"?>
<math xmlns="http://www.w3.org/1998/Math/MathML" display="block">
  <semantics>
    <mstyle mathcolor="black">
      <mstyle mathsize="10pt">
        <mrow>
          <mfrac>
            <mn>15</mn>
            <mn>12</mn>
          </mfrac>
          <mrow>
            <mspace width="0.5em"/>
            <mo stretchy="false">=</mo>
            <mspace width="0.5em"/>
          </mrow>
          <mfrac>
            <mn>5</mn>
            <mn>4</mn>
          </mfrac>
          <mrow>
            <mspace width="0.5em"/>
            <mo stretchy="false">=</mo>
            <mspace width="0.5em"/>
          </mrow>
          <mn>1</mn>
          <mrow>
            <mspace width="0.5em"/>
            <mo stretchy="false">+</mo>
            <mspace width="0.5em"/>
          </mrow>
          <mfrac>
            <mn>1</mn>
            <mn>4</mn>
          </mfrac>
        </mrow>
      </mstyle>
    </mstyle>
    <annotation encoding="StarMath 5.0">color black {size 10 { {15}  over  {12} `=`  {5}  over  {4} `=` {1} `+` {1}  over {4}}}</annotation>
  </semantics>
</math>
</file>

<file path=Object 21/content.xml><?xml version="1.0" encoding="utf-8"?>
<math xmlns="http://www.w3.org/1998/Math/MathML" display="block">
  <semantics>
    <mstyle mathcolor="black">
      <mstyle mathsize="10pt">
        <mrow>
          <mfrac>
            <mn>15</mn>
            <mn>9</mn>
          </mfrac>
          <mrow>
            <mspace width="0.5em"/>
            <mo stretchy="false">=</mo>
            <mspace width="0.5em"/>
          </mrow>
          <mfrac>
            <mn>5</mn>
            <mn>3</mn>
          </mfrac>
          <mrow>
            <mspace width="0.5em"/>
            <mo stretchy="false">=</mo>
            <mspace width="0.5em"/>
          </mrow>
          <mn>1</mn>
          <mrow>
            <mspace width="0.5em"/>
            <mo stretchy="false">+</mo>
            <mspace width="0.5em"/>
          </mrow>
          <mfrac>
            <mn>2</mn>
            <mn>3</mn>
          </mfrac>
        </mrow>
      </mstyle>
    </mstyle>
    <annotation encoding="StarMath 5.0">color black {size 10 { {15}  over  {9} `=`  {5}  over  {3} `=` {1} `+` {2}  over {3}}}</annotation>
  </semantics>
</math>
</file>

<file path=Object 22/content.xml><?xml version="1.0" encoding="utf-8"?>
<math xmlns="http://www.w3.org/1998/Math/MathML" display="block">
  <semantics>
    <mstyle mathcolor="black">
      <mstyle mathsize="10pt">
        <mrow>
          <mfrac>
            <mn>12</mn>
            <mn>8</mn>
          </mfrac>
          <mrow>
            <mspace width="0.5em"/>
            <mo stretchy="false">=</mo>
            <mspace width="0.5em"/>
          </mrow>
          <mfrac>
            <mn>3</mn>
            <mn>2</mn>
          </mfrac>
          <mrow>
            <mspace width="0.5em"/>
            <mo stretchy="false">=</mo>
            <mspace width="0.5em"/>
          </mrow>
          <mn>1</mn>
          <mrow>
            <mspace width="0.5em"/>
            <mo stretchy="false">+</mo>
            <mspace width="0.5em"/>
          </mrow>
          <mfrac>
            <mn>1</mn>
            <mn>2</mn>
          </mfrac>
        </mrow>
      </mstyle>
    </mstyle>
    <annotation encoding="StarMath 5.0">color black {size 10 { {12}  over  {8} `=`  {3}  over  {2} `=` {1} `+` {1}  over {2}}}</annotation>
  </semantics>
</math>
</file>

<file path=Object 23/content.xml><?xml version="1.0" encoding="utf-8"?>
<math xmlns="http://www.w3.org/1998/Math/MathML" display="block">
  <semantics>
    <mstyle mathsize="10pt">
      <mstyle mathcolor="black">
        <mstyle mathsize="10pt">
          <mrow>
            <mfrac>
              <mn>40</mn>
              <mn>30</mn>
            </mfrac>
            <mrow>
              <mspace width="0.5em"/>
              <mo stretchy="false">=</mo>
              <mspace width="0.5em"/>
            </mrow>
            <mfrac>
              <mn>4</mn>
              <mn>3</mn>
            </mfrac>
            <mrow>
              <mspace width="0.5em"/>
              <mo stretchy="false">=</mo>
              <mspace width="0.5em"/>
            </mrow>
            <mn>1</mn>
            <mrow>
              <mspace width="0.5em"/>
              <mo stretchy="false">+</mo>
              <mspace width="0.5em"/>
            </mrow>
            <mfrac>
              <mn>1</mn>
              <mn>3</mn>
            </mfrac>
          </mrow>
        </mstyle>
      </mstyle>
    </mstyle>
    <annotation encoding="StarMath 5.0">size 10{color black {size 10 { {40}  over  {30} `=`  {4}  over  {3} `=` {1} `+` {1}  over {3}}}}</annotation>
  </semantics>
</math>
</file>

<file path=Object 24/content.xml><?xml version="1.0" encoding="utf-8"?>
<math xmlns="http://www.w3.org/1998/Math/MathML" display="block">
  <semantics>
    <mstyle mathsize="10pt">
      <mstyle mathcolor="black">
        <mstyle mathsize="10pt">
          <mrow>
            <mfrac>
              <mn>45</mn>
              <mn>30</mn>
            </mfrac>
            <mrow>
              <mspace width="0.5em"/>
              <mo stretchy="false">=</mo>
              <mspace width="0.5em"/>
            </mrow>
            <mfrac>
              <mn>3</mn>
              <mn>2</mn>
            </mfrac>
            <mrow>
              <mspace width="0.5em"/>
              <mo stretchy="false">=</mo>
              <mspace width="0.5em"/>
            </mrow>
            <mn>1</mn>
            <mrow>
              <mspace width="0.5em"/>
              <mo stretchy="false">+</mo>
              <mspace width="0.5em"/>
            </mrow>
            <mfrac>
              <mn>1</mn>
              <mn>2</mn>
            </mfrac>
          </mrow>
        </mstyle>
      </mstyle>
    </mstyle>
    <annotation encoding="StarMath 5.0">size 10{color black {size 10 { {45}  over  {30} `=`  {3}  over  {2} `=` {1} `+` {1}  over {2}}}}</annotation>
  </semantics>
</math>
</file>

<file path=Object 3/content.xml><?xml version="1.0" encoding="utf-8"?>
<math xmlns="http://www.w3.org/1998/Math/MathML" display="block">
  <semantics>
    <mstyle mathsize="10pt">
      <mrow>
        <mfrac>
          <mstyle mathcolor="black">
            <mn>2</mn>
          </mstyle>
          <mstyle mathcolor="black">
            <mn>4</mn>
          </mstyle>
        </mfrac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2</mn>
          </mstyle>
        </mfrac>
      </mrow>
    </mstyle>
    <annotation encoding="StarMath 5.0"> size 10 {color black {2}  over color black {4} `=` color black {1}  over color black {2}}</annotation>
  </semantics>
</math>
</file>

<file path=Object 4/content.xml><?xml version="1.0" encoding="utf-8"?>
<math xmlns="http://www.w3.org/1998/Math/MathML" display="block">
  <semantics>
    <mstyle mathsize="10pt">
      <mrow>
        <mfrac>
          <mstyle mathcolor="black">
            <mn>4</mn>
          </mstyle>
          <mstyle mathcolor="black">
            <mn>4</mn>
          </mstyle>
        </mfrac>
        <mrow>
          <mspace width="0.5em"/>
          <mo stretchy="false">=</mo>
          <mspace width="0.5em"/>
        </mrow>
        <mstyle mathcolor="black">
          <mn>1</mn>
        </mstyle>
      </mrow>
    </mstyle>
    <annotation encoding="StarMath 5.0"> size 10 {color black {4}  over color black {4} `=` color black {1}}</annotation>
  </semantics>
</math>
</file>

<file path=Object 5/content.xml><?xml version="1.0" encoding="utf-8"?>
<math xmlns="http://www.w3.org/1998/Math/MathML" display="block">
  <semantics>
    <mstyle mathsize="10pt">
      <mrow>
        <mfrac>
          <mstyle mathcolor="black">
            <mn>10</mn>
          </mstyle>
          <mstyle mathcolor="black">
            <mn>12</mn>
          </mstyle>
        </mfrac>
        <mrow>
          <mspace width="0.5em"/>
          <mo stretchy="false">=</mo>
          <mspace width="0.5em"/>
        </mrow>
        <mfrac>
          <mstyle mathcolor="black">
            <mn>5</mn>
          </mstyle>
          <mstyle mathcolor="black">
            <mn>6</mn>
          </mstyle>
        </mfrac>
      </mrow>
    </mstyle>
    <annotation encoding="StarMath 5.0"> size 10 {color black {10}  over color black {12} `=` color black {5}  over color black {6}}</annotation>
  </semantics>
</math>
</file>

<file path=Object 6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 size 10 {color black {1}  over color black {4} }</annotation>
  </semantics>
</math>
</file>

<file path=Object 7/content.xml><?xml version="1.0" encoding="utf-8"?>
<math xmlns="http://www.w3.org/1998/Math/MathML" display="block">
  <semantics>
    <mstyle mathsize="10pt">
      <mrow>
        <mfrac>
          <mstyle mathcolor="black">
            <mn>2</mn>
          </mstyle>
          <mstyle mathcolor="black">
            <mn>12</mn>
          </mstyle>
        </mfrac>
        <mrow>
          <mspace width="0.5em"/>
          <mo stretchy="false">=</mo>
          <mspace width="0.5em"/>
        </mrow>
        <mfrac>
          <mstyle mathcolor="black">
            <mn>1</mn>
          </mstyle>
          <mstyle mathcolor="black">
            <mn>6</mn>
          </mstyle>
        </mfrac>
      </mrow>
    </mstyle>
    <annotation encoding="StarMath 5.0"> size 10 {color black {2}  over color black {12} `=` color black {1}  over color black {6}}</annotation>
  </semantics>
</math>
</file>

<file path=Object 8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 size 10 {color black {1}  over color black {2} }</annotation>
  </semantics>
</math>
</file>

<file path=Object 9/content.xml><?xml version="1.0" encoding="utf-8"?>
<math xmlns="http://www.w3.org/1998/Math/MathML" display="block">
  <semantics>
    <mstyle mathsize="10pt">
      <mrow>
        <mfrac>
          <mstyle mathcolor="black">
            <mn>9</mn>
          </mstyle>
          <mstyle mathcolor="black">
            <mn>12</mn>
          </mstyle>
        </mfrac>
        <mrow>
          <mspace width="0.5em"/>
          <mo stretchy="false">=</mo>
          <mspace width="0.5em"/>
        </mrow>
        <mfrac>
          <mstyle mathcolor="black">
            <mn>3</mn>
          </mstyle>
          <mstyle mathcolor="black">
            <mn>4</mn>
          </mstyle>
        </mfrac>
      </mrow>
    </mstyle>
    <annotation encoding="StarMath 5.0"> size 10 {color black {9}  over color black {12} `=` color black {3}  over color black {4}}</annotation>
  </semantics>
</math>
</file>